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 Light"/>
    </style:style>
    <style:style style:name="P2" style:parent-style-name="Standard" style:family="paragraph">
      <style:text-properties style:font-name="Calibri Light"/>
    </style:style>
    <style:style style:name="P3" style:parent-style-name="Heading" style:family="paragraph">
      <style:text-properties style:font-name="Calibri Light"/>
    </style:style>
    <style:style style:name="P4" style:parent-style-name="Normal" style:family="paragraph">
      <style:paragraph-properties fo:break-before="page"/>
    </style:style>
    <style:style style:name="P5" style:parent-style-name="Heading" style:family="paragraph">
      <style:text-properties style:font-name="Calibri Light"/>
    </style:style>
    <style:style style:name="P6" style:parent-style-name="Heading" style:family="paragraph">
      <style:text-properties style:font-name="Calibri Light"/>
    </style:style>
    <style:style style:name="P7" style:parent-style-name="Heading" style:family="paragraph">
      <style:text-properties style:font-name="Calibri Light"/>
    </style:style>
    <style:style style:name="P8" style:parent-style-name="Heading" style:family="paragraph">
      <style:text-properties style:font-name="Calibri Light"/>
    </style:style>
    <style:style style:name="P9" style:parent-style-name="Standard" style:family="paragraph">
      <style:text-properties style:font-name="Calibri Light"/>
    </style:style>
    <style:style style:name="P10" style:parent-style-name="Standard" style:family="paragraph">
      <style:text-properties style:font-name="Calibri Light"/>
    </style:style>
    <style:style style:name="P11" style:parent-style-name="Standard" style:family="paragraph">
      <style:text-properties style:font-name="Calibri Light"/>
    </style:style>
    <style:style style:name="P12" style:parent-style-name="Standard" style:family="paragraph">
      <style:text-properties style:font-name="Calibri Light"/>
    </style:style>
    <style:style style:name="P13" style:parent-style-name="Normal" style:family="paragraph">
      <style:paragraph-properties fo:break-before="page"/>
    </style:style>
    <style:style style:name="P14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5" style:parent-style-name="Standard" style:family="paragraph">
      <style:text-properties style:font-name="Calibri Light"/>
    </style:style>
    <style:style style:name="P16" style:parent-style-name="Standard" style:family="paragraph">
      <style:text-properties style:font-name="Calibri Light"/>
    </style:style>
    <style:style style:name="P17" style:parent-style-name="Standard" style:family="paragraph">
      <style:text-properties style:font-name="Calibri Light"/>
    </style:style>
    <style:style style:name="P18" style:parent-style-name="Standard" style:family="paragraph">
      <style:text-properties style:font-name="Calibri Light"/>
    </style:style>
    <style:style style:name="P19" style:parent-style-name="Standard" style:family="paragraph">
      <style:text-properties style:font-name="Calibri Light"/>
    </style:style>
    <style:style style:name="P20" style:parent-style-name="Standard" style:family="paragraph">
      <style:text-properties style:font-name="Calibri Light"/>
    </style:style>
    <style:style style:name="P21" style:parent-style-name="Standard" style:family="paragraph">
      <style:text-properties style:font-name="Calibri Light"/>
    </style:style>
    <style:style style:name="P22" style:parent-style-name="Standard" style:family="paragraph">
      <style:text-properties style:font-name="Calibri Light"/>
    </style:style>
    <style:style style:name="P23" style:parent-style-name="Normal" style:family="paragraph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P24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5" style:parent-style-name="Normal" style:family="paragraph">
      <style:text-properties style:font-name="Calibri Light"/>
    </style:style>
    <style:style style:name="P26" style:parent-style-name="Standard" style:family="paragraph">
      <style:text-properties style:font-name="Calibri Light"/>
    </style:style>
    <style:style style:name="P27" style:parent-style-name="Standard" style:family="paragraph">
      <style:text-properties style:font-name="Calibri Light"/>
    </style:style>
    <style:style style:name="P28" style:parent-style-name="Standard" style:family="paragraph">
      <style:text-properties style:font-name="Calibri Light"/>
    </style:style>
    <style:style style:name="P29" style:parent-style-name="Standard" style:family="paragraph">
      <style:text-properties style:font-name="Calibri Light"/>
    </style:style>
    <style:style style:name="P30" style:parent-style-name="Standard" style:family="paragraph">
      <style:text-properties style:font-name="Calibri Light"/>
    </style:style>
    <style:style style:name="P31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2" style:parent-style-name="Normal" style:family="paragraph">
      <style:text-properties style:font-name="Calibri Light"/>
    </style:style>
    <style:style style:name="P33" style:parent-style-name="Standard" style:family="paragraph">
      <style:text-properties style:font-name="Calibri Light"/>
    </style:style>
    <style:style style:name="P34" style:parent-style-name="Standard" style:family="paragraph">
      <style:text-properties style:font-name="Calibri Light"/>
    </style:style>
    <style:style style:name="P35" style:parent-style-name="Standard" style:family="paragraph">
      <style:text-properties style:font-name="Calibri Light"/>
    </style:style>
    <style:style style:name="P36" style:parent-style-name="Standard" style:family="paragraph">
      <style:text-properties style:font-name="Calibri Light"/>
    </style:style>
    <style:style style:name="P37" style:parent-style-name="Standard" style:family="paragraph">
      <style:text-properties style:font-name="Calibri Light"/>
    </style:style>
    <style:style style:name="P38" style:parent-style-name="Standard" style:family="paragraph">
      <style:text-properties style:font-name="Calibri Light"/>
    </style:style>
    <style:style style:name="P39" style:parent-style-name="Standard" style:family="paragraph">
      <style:text-properties style:font-name="Calibri Light"/>
    </style:style>
    <style:style style:name="P40" style:parent-style-name="Standard" style:family="paragraph">
      <style:text-properties style:font-name="Calibri Light"/>
    </style:style>
    <style:style style:name="P41" style:parent-style-name="Standard" style:family="paragraph">
      <style:text-properties style:font-name="Calibri Light"/>
    </style:style>
    <style:style style:name="P42" style:parent-style-name="Standard" style:family="paragraph">
      <style:text-properties style:font-name="Calibri Light"/>
    </style:style>
    <style:style style:name="P43" style:parent-style-name="Standard" style:family="paragraph">
      <style:text-properties style:font-name="Calibri Light"/>
    </style:style>
    <style:style style:name="P44" style:parent-style-name="Standard" style:family="paragraph">
      <style:text-properties style:font-name="Calibri Light"/>
    </style:style>
    <style:style style:name="P45" style:parent-style-name="Standard" style:family="paragraph">
      <style:text-properties style:font-name="Calibri Light"/>
    </style:style>
    <style:style style:name="P46" style:parent-style-name="Standard" style:family="paragraph">
      <style:text-properties style:font-name="Calibri Light"/>
    </style:style>
    <style:style style:name="P47" style:parent-style-name="Standard" style:family="paragraph">
      <style:text-properties style:font-name="Calibri Light"/>
    </style:style>
    <style:style style:name="P48" style:parent-style-name="Standard" style:family="paragraph">
      <style:text-properties style:font-name="Calibri Light"/>
    </style:style>
    <style:style style:name="P49" style:parent-style-name="Normal" style:family="paragraph">
      <style:text-properties style:font-name="Calibri Light"/>
    </style:style>
    <style:style style:name="P50" style:parent-style-name="Standard" style:family="paragraph">
      <style:text-properties style:font-name="Calibri Light"/>
    </style:style>
    <style:style style:name="P51" style:parent-style-name="Standard" style:family="paragraph">
      <style:text-properties style:font-name="Calibri Light"/>
    </style:style>
    <style:style style:name="P52" style:parent-style-name="Standard" style:family="paragraph">
      <style:text-properties style:font-name="Calibri Light"/>
    </style:style>
    <style:style style:name="P53" style:parent-style-name="Standard" style:family="paragraph">
      <style:text-properties style:font-name="Calibri Light"/>
    </style:style>
    <style:style style:name="P54" style:parent-style-name="Standard" style:family="paragraph">
      <style:text-properties style:font-name="Calibri Light"/>
    </style:style>
    <style:style style:name="P55" style:parent-style-name="Standard" style:family="paragraph">
      <style:text-properties style:font-name="Calibri Light"/>
    </style:style>
    <style:style style:name="P56" style:parent-style-name="Standard" style:family="paragraph">
      <style:text-properties style:font-name="Calibri Light"/>
    </style:style>
    <style:style style:name="P57" style:parent-style-name="Standard" style:family="paragraph">
      <style:paragraph-properties fo:margin-left="0.9895in">
        <style:tab-stops/>
      </style:paragraph-properties>
      <style:text-properties style:font-name="Calibri Light"/>
    </style:style>
    <style:style style:name="P58" style:parent-style-name="Standard" style:family="paragraph">
      <style:text-properties style:font-name="Calibri Light"/>
    </style:style>
    <style:style style:name="P59" style:parent-style-name="Standard" style:family="paragraph">
      <style:text-properties style:font-name="Calibri Light"/>
    </style:style>
    <style:style style:name="P60" style:parent-style-name="Standard" style:family="paragraph">
      <style:text-properties style:font-name="Calibri Light"/>
    </style:style>
    <style:style style:name="P61" style:parent-style-name="Standard" style:family="paragraph">
      <style:text-properties style:font-name="Calibri Light"/>
    </style:style>
    <style:style style:name="P62" style:parent-style-name="Standard" style:family="paragraph">
      <style:text-properties style:font-name="Calibri Light"/>
    </style:style>
    <style:style style:name="P63" style:parent-style-name="Standard" style:family="paragraph">
      <style:text-properties style:font-name="Calibri Light"/>
    </style:style>
    <style:style style:name="P64" style:parent-style-name="Standard" style:family="paragraph">
      <style:text-properties style:font-name="Calibri Light"/>
    </style:style>
    <style:style style:name="P65" style:parent-style-name="Standard" style:family="paragraph">
      <style:text-properties style:font-name="Calibri Light"/>
    </style:style>
    <style:style style:name="P66" style:parent-style-name="Standard" style:family="paragraph">
      <style:text-properties style:font-name="Calibri Light"/>
    </style:style>
    <style:style style:name="P67" style:parent-style-name="Standard" style:family="paragraph">
      <style:text-properties style:font-name="Calibri Light"/>
    </style:style>
    <style:style style:name="P68" style:parent-style-name="Standard" style:family="paragraph">
      <style:text-properties style:font-name="Calibri Light"/>
    </style:style>
    <style:style style:name="P69" style:parent-style-name="Standard" style:family="paragraph">
      <style:text-properties style:font-name="Calibri Light"/>
    </style:style>
    <style:style style:name="P70" style:parent-style-name="Standard" style:family="paragraph">
      <style:text-properties style:font-name="Calibri Light"/>
    </style:style>
    <style:style style:name="P71" style:parent-style-name="Standard" style:family="paragraph">
      <style:text-properties style:font-name="Calibri Light"/>
    </style:style>
    <style:style style:name="P72" style:parent-style-name="Standard" style:family="paragraph">
      <style:text-properties style:font-name="Calibri Light"/>
    </style:style>
    <style:style style:name="P73" style:parent-style-name="Standard" style:family="paragraph">
      <style:text-properties style:font-name="Calibri Light"/>
    </style:style>
    <style:style style:name="P74" style:parent-style-name="Standard" style:family="paragraph">
      <style:text-properties style:font-name="Calibri Light"/>
    </style:style>
    <style:style style:name="P75" style:parent-style-name="Standard" style:family="paragraph">
      <style:text-properties style:font-name="Calibri Light"/>
    </style:style>
    <style:style style:name="P76" style:parent-style-name="Standard" style:family="paragraph">
      <style:paragraph-properties fo:margin-left="0.9847in" fo:text-indent="0.0048in">
        <style:tab-stops/>
      </style:paragraph-properties>
      <style:text-properties style:font-name="Calibri Light"/>
    </style:style>
    <style:style style:name="P77" style:parent-style-name="Standard" style:family="paragraph">
      <style:text-properties style:font-name="Calibri Light"/>
    </style:style>
    <style:style style:name="P78" style:parent-style-name="Standard" style:family="paragraph">
      <style:text-properties style:font-name="Calibri Light"/>
    </style:style>
    <style:style style:name="P79" style:parent-style-name="Standard" style:family="paragraph">
      <style:text-properties style:font-name="Calibri Light"/>
    </style:style>
    <style:style style:name="P80" style:parent-style-name="Standard" style:family="paragraph">
      <style:text-properties style:font-name="Calibri Light"/>
    </style:style>
    <style:style style:name="P81" style:parent-style-name="Standard" style:family="paragraph">
      <style:text-properties style:font-name="Calibri Light"/>
    </style:style>
    <style:style style:name="P82" style:parent-style-name="Standard" style:family="paragraph">
      <style:text-properties style:font-name="Calibri Light"/>
    </style:style>
    <style:style style:name="P83" style:parent-style-name="Standard" style:family="paragraph">
      <style:text-properties style:font-name="Calibri Light"/>
    </style:style>
    <style:style style:name="P84" style:parent-style-name="Standard" style:family="paragraph">
      <style:text-properties style:font-name="Calibri Light"/>
    </style:style>
    <style:style style:name="P85" style:parent-style-name="Standard" style:family="paragraph">
      <style:text-properties style:font-name="Calibri Light"/>
    </style:style>
    <style:style style:name="P86" style:parent-style-name="Standard" style:family="paragraph">
      <style:text-properties style:font-name="Calibri Light"/>
    </style:style>
    <style:style style:name="P87" style:parent-style-name="Standard" style:family="paragraph">
      <style:text-properties style:font-name="Calibri Light"/>
    </style:style>
    <style:style style:name="P88" style:parent-style-name="Standard" style:family="paragraph">
      <style:text-properties style:font-name="Calibri Light"/>
    </style:style>
    <style:style style:name="P89" style:parent-style-name="Standard" style:family="paragraph">
      <style:text-properties style:font-name="Calibri Light"/>
    </style:style>
    <style:style style:name="P90" style:parent-style-name="Standard" style:family="paragraph">
      <style:text-properties style:font-name="Calibri Light"/>
    </style:style>
    <style:style style:name="P91" style:parent-style-name="Standard" style:family="paragraph">
      <style:text-properties style:font-name="Calibri Light"/>
    </style:style>
    <style:style style:name="P92" style:parent-style-name="Standard" style:family="paragraph">
      <style:text-properties style:font-name="Calibri Light"/>
    </style:style>
    <style:style style:name="P93" style:parent-style-name="Standard" style:family="paragraph">
      <style:text-properties style:font-name="Calibri Light"/>
    </style:style>
    <style:style style:name="P94" style:parent-style-name="Standard" style:family="paragraph">
      <style:text-properties style:font-name="Calibri Light"/>
    </style:style>
    <style:style style:name="P95" style:parent-style-name="Standard" style:family="paragraph">
      <style:text-properties style:font-name="Calibri Light"/>
    </style:style>
    <style:style style:name="P96" style:parent-style-name="Standard" style:family="paragraph">
      <style:text-properties style:font-name="Calibri Light"/>
    </style:style>
    <style:style style:name="P97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8" style:parent-style-name="Normal" style:family="paragraph">
      <style:text-properties style:font-name="Calibri Light"/>
    </style:style>
    <style:style style:name="P99" style:parent-style-name="Standard" style:family="paragraph">
      <style:text-properties style:font-name="Calibri Light"/>
    </style:style>
    <style:style style:name="P100" style:parent-style-name="Standard" style:family="paragraph">
      <style:text-properties style:font-name="Calibri Light"/>
    </style:style>
    <style:style style:name="P101" style:parent-style-name="Standard" style:family="paragraph">
      <style:text-properties style:font-name="Calibri Light"/>
    </style:style>
    <style:style style:name="T102" style:parent-style-name="Fuentedepárrafopredeter." style:family="text">
      <style:text-properties style:font-name="Calibri Light" fo:font-weight="bold" style:font-weight-asian="bold"/>
    </style:style>
    <style:style style:name="T103" style:parent-style-name="Fuentedepárrafopredeter." style:family="text">
      <style:text-properties style:font-name="Calibri Light"/>
    </style:style>
    <style:style style:name="P104" style:parent-style-name="Standard" style:family="paragraph">
      <style:text-properties style:font-name="Calibri Light"/>
    </style:style>
    <style:style style:name="P105" style:parent-style-name="Standard" style:family="paragraph">
      <style:text-properties style:font-name="Calibri Light"/>
    </style:style>
    <style:style style:name="P106" style:parent-style-name="Standard" style:family="paragraph">
      <style:text-properties style:font-name="Calibri Light"/>
    </style:style>
    <style:style style:name="P107" style:parent-style-name="Standard" style:family="paragraph">
      <style:text-properties style:font-name="Calibri Light"/>
    </style:style>
    <style:style style:name="P108" style:parent-style-name="Standard" style:family="paragraph">
      <style:text-properties style:font-name="Calibri Light"/>
    </style:style>
    <style:style style:name="P109" style:parent-style-name="Standard" style:family="paragraph">
      <style:text-properties style:font-name="Calibri Light"/>
    </style:style>
    <style:style style:name="P110" style:parent-style-name="Standard" style:family="paragraph">
      <style:text-properties style:font-name="Calibri Light" fo:font-weight="bold" style:font-weight-asian="bold"/>
    </style:style>
    <style:style style:name="P111" style:parent-style-name="Standard" style:family="paragraph">
      <style:text-properties style:font-name="Calibri Light"/>
    </style:style>
    <style:style style:name="P112" style:parent-style-name="Standard" style:family="paragraph">
      <style:text-properties style:font-name="Calibri Light"/>
    </style:style>
    <style:style style:name="P113" style:parent-style-name="Standard" style:family="paragraph">
      <style:text-properties style:font-name="Calibri Light"/>
    </style:style>
    <style:style style:name="P114" style:parent-style-name="Standard" style:family="paragraph">
      <style:text-properties style:font-name="Calibri Light"/>
    </style:style>
    <style:style style:name="P115" style:parent-style-name="Standard" style:family="paragraph">
      <style:text-properties style:font-name="Calibri Light" fo:font-weight="bold" style:font-weight-asian="bold"/>
    </style:style>
    <style:style style:name="P116" style:parent-style-name="Standard" style:family="paragraph">
      <style:text-properties style:font-name="Calibri Light"/>
    </style:style>
    <style:style style:name="P117" style:parent-style-name="Standard" style:family="paragraph">
      <style:text-properties style:font-name="Calibri Light"/>
    </style:style>
    <style:style style:name="P118" style:parent-style-name="Standard" style:family="paragraph">
      <style:text-properties style:font-name="Calibri Light"/>
    </style:style>
    <style:style style:name="P119" style:parent-style-name="Standard" style:family="paragraph">
      <style:text-properties style:font-name="Calibri Light"/>
    </style:style>
    <style:style style:name="P120" style:parent-style-name="Standard" style:family="paragraph">
      <style:text-properties style:font-name="Calibri Light"/>
    </style:style>
    <style:style style:name="P121" style:parent-style-name="Normal" style:family="paragraph">
      <style:paragraph-properties fo:break-before="page"/>
      <style:text-properties style:font-name="Calibri Light"/>
    </style:style>
    <style:style style:name="P122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23" style:parent-style-name="Normal" style:family="paragraph">
      <style:text-properties style:font-name="Calibri Light"/>
    </style:style>
    <style:style style:name="P124" style:parent-style-name="Standard" style:family="paragraph">
      <style:text-properties style:font-name="Calibri Light"/>
    </style:style>
    <style:style style:name="P125" style:parent-style-name="Standard" style:family="paragraph">
      <style:text-properties style:font-name="Calibri Light"/>
    </style:style>
    <style:style style:name="P126" style:parent-style-name="Standard" style:family="paragraph">
      <style:text-properties style:font-name="Calibri Light"/>
    </style:style>
    <style:style style:name="P127" style:parent-style-name="Standard" style:family="paragraph">
      <style:text-properties style:font-name="Calibri Light"/>
    </style:style>
    <style:style style:name="P128" style:parent-style-name="Standard" style:family="paragraph">
      <style:text-properties style:font-name="Calibri Light"/>
    </style:style>
    <style:style style:name="P129" style:parent-style-name="Standard" style:family="paragraph">
      <style:text-properties style:font-name="Calibri Light"/>
    </style:style>
    <style:style style:name="P130" style:parent-style-name="Standard" style:family="paragraph">
      <style:text-properties style:font-name="Calibri Light"/>
    </style:style>
    <style:style style:name="P131" style:parent-style-name="Standard" style:family="paragraph">
      <style:text-properties style:font-name="Calibri Light"/>
    </style:style>
    <style:style style:name="P132" style:parent-style-name="Standard" style:family="paragraph">
      <style:text-properties style:font-name="Calibri Light"/>
    </style:style>
    <style:style style:name="P133" style:parent-style-name="Standard" style:family="paragraph">
      <style:text-properties style:font-name="Calibri Light"/>
    </style:style>
    <style:style style:name="P134" style:parent-style-name="Standard" style:family="paragraph">
      <style:text-properties style:font-name="Calibri Light"/>
    </style:style>
    <style:style style:name="P135" style:parent-style-name="Standard" style:family="paragraph">
      <style:text-properties style:font-name="Calibri Light"/>
    </style:style>
    <style:style style:name="P136" style:parent-style-name="Standard" style:family="paragraph">
      <style:text-properties style:font-name="Calibri Light"/>
    </style:style>
    <style:style style:name="P137" style:parent-style-name="Standard" style:family="paragraph">
      <style:text-properties style:font-name="Calibri Light"/>
    </style:style>
    <style:style style:name="P138" style:parent-style-name="Standard" style:family="paragraph">
      <style:text-properties style:font-name="Calibri Light"/>
    </style:style>
    <style:style style:name="P139" style:parent-style-name="Standard" style:family="paragraph">
      <style:text-properties style:font-name="Calibri Light"/>
    </style:style>
    <style:style style:name="P140" style:parent-style-name="Standard" style:family="paragraph">
      <style:text-properties style:font-name="Calibri Light"/>
    </style:style>
    <style:style style:name="P141" style:parent-style-name="Standard" style:family="paragraph">
      <style:text-properties style:font-name="Calibri Light"/>
    </style:style>
    <style:style style:name="P142" style:parent-style-name="Standard" style:family="paragraph">
      <style:text-properties style:font-name="Calibri Light"/>
    </style:style>
    <style:style style:name="P143" style:parent-style-name="Standard" style:family="paragraph">
      <style:text-properties style:font-name="Calibri Light"/>
    </style:style>
    <style:style style:name="P144" style:parent-style-name="Standard" style:family="paragraph">
      <style:text-properties style:font-name="Calibri Light"/>
    </style:style>
    <style:style style:name="P145" style:parent-style-name="Standard" style:family="paragraph">
      <style:text-properties style:font-name="Calibri Light"/>
    </style:style>
    <style:style style:name="P146" style:parent-style-name="Standard" style:family="paragraph">
      <style:text-properties style:font-name="Calibri Light"/>
    </style:style>
    <style:style style:name="P147" style:parent-style-name="Standard" style:family="paragraph">
      <style:text-properties style:font-name="Calibri Light"/>
    </style:style>
    <style:style style:name="P148" style:parent-style-name="Standard" style:family="paragraph">
      <style:text-properties style:font-name="Calibri Light"/>
    </style:style>
    <style:style style:name="P149" style:parent-style-name="Standard" style:family="paragraph">
      <style:text-properties style:font-name="Calibri Light"/>
    </style:style>
    <style:style style:name="P150" style:parent-style-name="Standard" style:family="paragraph">
      <style:text-properties style:font-name="Calibri Light"/>
    </style:style>
    <style:style style:name="P151" style:parent-style-name="Standard" style:family="paragraph">
      <style:text-properties style:font-name="Calibri Light"/>
    </style:style>
    <style:style style:name="P152" style:parent-style-name="Standard" style:family="paragraph">
      <style:text-properties style:font-name="Calibri Light"/>
    </style:style>
    <style:style style:name="P153" style:parent-style-name="Standard" style:family="paragraph">
      <style:text-properties style:font-name="Calibri Light"/>
    </style:style>
    <style:style style:name="P154" style:parent-style-name="Standard" style:family="paragraph">
      <style:text-properties style:font-name="Calibri Light"/>
    </style:style>
    <style:style style:name="P155" style:parent-style-name="Standard" style:family="paragraph">
      <style:text-properties style:font-name="Calibri Light"/>
    </style:style>
    <style:style style:name="P156" style:parent-style-name="Standard" style:family="paragraph">
      <style:text-properties style:font-name="Calibri Light"/>
    </style:style>
    <style:style style:name="P157" style:parent-style-name="Standard" style:family="paragraph">
      <style:text-properties style:font-name="Calibri Light"/>
    </style:style>
    <style:style style:name="P158" style:parent-style-name="Standard" style:family="paragraph">
      <style:text-properties style:font-name="Calibri Light"/>
    </style:style>
    <style:style style:name="P159" style:parent-style-name="Standard" style:family="paragraph">
      <style:text-properties style:font-name="Calibri Light"/>
    </style:style>
    <style:style style:name="P160" style:parent-style-name="Standard" style:family="paragraph">
      <style:text-properties style:font-name="Calibri Light"/>
    </style:style>
    <style:style style:name="P161" style:parent-style-name="Standard" style:family="paragraph">
      <style:text-properties style:font-name="Calibri Light"/>
    </style:style>
    <style:style style:name="P162" style:parent-style-name="Standard" style:family="paragraph">
      <style:text-properties style:font-name="Calibri Light"/>
    </style:style>
    <style:style style:name="P163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64" style:parent-style-name="Normal" style:family="paragraph">
      <style:text-properties style:font-name="Calibri Light"/>
    </style:style>
    <style:style style:name="P165" style:parent-style-name="Standard" style:family="paragraph">
      <style:text-properties style:font-name="Calibri Light"/>
    </style:style>
    <style:style style:name="P166" style:parent-style-name="Standard" style:family="paragraph">
      <style:text-properties style:font-name="Calibri Light"/>
    </style:style>
    <style:style style:name="P167" style:parent-style-name="Standard" style:family="paragraph">
      <style:text-properties style:font-name="Calibri Light"/>
    </style:style>
    <style:style style:name="P168" style:parent-style-name="Standard" style:family="paragraph">
      <style:text-properties style:font-name="Calibri Light"/>
    </style:style>
    <style:style style:name="P169" style:parent-style-name="Standard" style:family="paragraph">
      <style:text-properties style:font-name="Calibri Light"/>
    </style:style>
    <style:style style:name="P170" style:parent-style-name="Standard" style:family="paragraph">
      <style:text-properties style:font-name="Calibri Light"/>
    </style:style>
    <style:style style:name="P171" style:parent-style-name="Standard" style:family="paragraph">
      <style:text-properties style:font-name="Calibri Light"/>
    </style:style>
    <style:style style:name="P172" style:parent-style-name="Standard" style:family="paragraph">
      <style:text-properties style:font-name="Calibri Light"/>
    </style:style>
    <style:style style:name="P173" style:parent-style-name="Standard" style:family="paragraph">
      <style:text-properties style:font-name="Calibri Light"/>
    </style:style>
    <style:style style:name="P174" style:parent-style-name="Standard" style:family="paragraph">
      <style:text-properties style:font-name="Calibri Light"/>
    </style:style>
    <style:style style:name="P175" style:parent-style-name="Standard" style:family="paragraph">
      <style:text-properties style:font-name="Calibri Light"/>
    </style:style>
    <style:style style:name="P176" style:parent-style-name="Standard" style:family="paragraph">
      <style:text-properties style:font-name="Calibri Light"/>
    </style:style>
    <style:style style:name="P177" style:parent-style-name="Standard" style:family="paragraph">
      <style:text-properties style:font-name="Calibri Light"/>
    </style:style>
    <style:style style:name="P178" style:parent-style-name="Standard" style:family="paragraph">
      <style:text-properties style:font-name="Calibri Light"/>
    </style:style>
    <style:style style:name="P179" style:parent-style-name="Standard" style:family="paragraph">
      <style:text-properties style:font-name="Calibri Light"/>
    </style:style>
    <style:style style:name="P180" style:parent-style-name="Standard" style:family="paragraph">
      <style:text-properties style:font-name="Calibri Light"/>
    </style:style>
    <style:style style:name="P181" style:parent-style-name="Standard" style:family="paragraph">
      <style:text-properties style:font-name="Calibri Light"/>
    </style:style>
    <style:style style:name="P182" style:parent-style-name="Standard" style:family="paragraph">
      <style:text-properties style:font-name="Calibri Light"/>
    </style:style>
    <style:style style:name="P183" style:parent-style-name="Standard" style:family="paragraph">
      <style:text-properties style:font-name="Calibri Light"/>
    </style:style>
    <style:style style:name="P184" style:parent-style-name="Standard" style:family="paragraph">
      <style:text-properties style:font-name="Calibri Light"/>
    </style:style>
    <style:style style:name="P185" style:parent-style-name="Standard" style:family="paragraph">
      <style:text-properties style:font-name="Calibri Light"/>
    </style:style>
    <style:style style:name="P186" style:parent-style-name="Standard" style:family="paragraph">
      <style:text-properties style:font-name="Calibri Light"/>
    </style:style>
    <style:style style:name="P187" style:parent-style-name="Standard" style:family="paragraph">
      <style:text-properties style:font-name="Calibri Light"/>
    </style:style>
    <style:style style:name="P188" style:parent-style-name="Standard" style:family="paragraph">
      <style:text-properties style:font-name="Calibri Light"/>
    </style:style>
    <style:style style:name="P189" style:parent-style-name="Standard" style:family="paragraph">
      <style:text-properties style:font-name="Calibri Light"/>
    </style:style>
    <style:style style:name="P190" style:parent-style-name="Standard" style:family="paragraph">
      <style:text-properties style:font-name="Calibri Light"/>
    </style:style>
    <style:style style:name="P191" style:parent-style-name="Standard" style:family="paragraph">
      <style:text-properties style:font-name="Calibri Light"/>
    </style:style>
    <style:style style:name="P192" style:parent-style-name="Standard" style:family="paragraph">
      <style:text-properties style:font-name="Calibri Light"/>
    </style:style>
    <style:style style:name="P193" style:parent-style-name="Standard" style:family="paragraph">
      <style:text-properties style:font-name="Calibri Light"/>
    </style:style>
    <style:style style:name="P194" style:parent-style-name="Standard" style:family="paragraph">
      <style:text-properties style:font-name="Calibri Light"/>
    </style:style>
    <style:style style:name="P195" style:parent-style-name="Standard" style:family="paragraph">
      <style:text-properties style:font-name="Calibri Light"/>
    </style:style>
    <style:style style:name="P196" style:parent-style-name="Standard" style:family="paragraph">
      <style:text-properties style:font-name="Calibri Light"/>
    </style:style>
    <style:style style:name="P197" style:parent-style-name="Standard" style:family="paragraph">
      <style:text-properties style:font-name="Calibri Light"/>
    </style:style>
    <style:style style:name="P198" style:parent-style-name="Standard" style:family="paragraph">
      <style:text-properties style:font-name="Calibri Light"/>
    </style:style>
    <style:style style:name="P199" style:parent-style-name="Standard" style:family="paragraph">
      <style:text-properties style:font-name="Calibri Light"/>
    </style:style>
    <style:style style:name="P200" style:parent-style-name="Standard" style:family="paragraph">
      <style:text-properties style:font-name="Calibri Light"/>
    </style:style>
    <style:style style:name="P201" style:parent-style-name="Standard" style:family="paragraph">
      <style:text-properties style:font-name="Calibri Light"/>
    </style:style>
    <style:style style:name="P202" style:parent-style-name="Standard" style:family="paragraph">
      <style:text-properties style:font-name="Calibri Light"/>
    </style:style>
    <style:style style:name="P203" style:parent-style-name="Normal" style:family="paragraph">
      <style:paragraph-properties fo:break-before="page"/>
      <style:text-properties style:font-name="Calibri Light"/>
    </style:style>
    <style:style style:name="P204" style:parent-style-name="Normal" style:family="paragraph">
      <style:text-properties style:font-name="Calibri Light"/>
    </style:style>
    <style:style style:name="P205" style:parent-style-name="Standard" style:family="paragraph">
      <style:text-properties style:font-name="Calibri Light"/>
    </style:style>
    <style:style style:name="P206" style:parent-style-name="Standard" style:family="paragraph">
      <style:text-properties style:font-name="Calibri Light"/>
    </style:style>
    <style:style style:name="P207" style:parent-style-name="Standard" style:family="paragraph">
      <style:text-properties style:font-name="Calibri Light"/>
    </style:style>
    <style:style style:name="P208" style:parent-style-name="Standard" style:family="paragraph">
      <style:text-properties style:font-name="Calibri Light"/>
    </style:style>
    <style:style style:name="P209" style:parent-style-name="Standard" style:family="paragraph">
      <style:text-properties style:font-name="Calibri Light"/>
    </style:style>
    <style:style style:name="P210" style:parent-style-name="Standard" style:family="paragraph">
      <style:text-properties style:font-name="Calibri Light"/>
    </style:style>
    <style:style style:name="P211" style:parent-style-name="Standard" style:family="paragraph">
      <style:text-properties style:font-name="Calibri Light"/>
    </style:style>
    <style:style style:name="P212" style:parent-style-name="Standard" style:family="paragraph">
      <style:text-properties style:font-name="Calibri Light"/>
    </style:style>
    <style:style style:name="P213" style:parent-style-name="Standard" style:family="paragraph">
      <style:text-properties style:font-name="Calibri Light"/>
    </style:style>
    <style:style style:name="P214" style:parent-style-name="Standard" style:family="paragraph">
      <style:text-properties style:font-name="Calibri Light"/>
    </style:style>
    <style:style style:name="P215" style:parent-style-name="Standard" style:family="paragraph">
      <style:text-properties style:font-name="Calibri Light"/>
    </style:style>
    <style:style style:name="P216" style:parent-style-name="Standard" style:family="paragraph">
      <style:text-properties style:font-name="Calibri Light"/>
    </style:style>
    <style:style style:name="P217" style:parent-style-name="Standard" style:family="paragraph">
      <style:text-properties style:font-name="Calibri Light"/>
    </style:style>
    <style:style style:name="P218" style:parent-style-name="Standard" style:family="paragraph">
      <style:text-properties style:font-name="Calibri Light"/>
    </style:style>
    <style:style style:name="P219" style:parent-style-name="Standard" style:family="paragraph">
      <style:text-properties style:font-name="Calibri Light"/>
    </style:style>
    <style:style style:name="P220" style:parent-style-name="Standard" style:family="paragraph">
      <style:text-properties style:font-name="Calibri Light"/>
    </style:style>
    <style:style style:name="P221" style:parent-style-name="Standard" style:family="paragraph">
      <style:text-properties style:font-name="Calibri Light"/>
    </style:style>
    <style:style style:name="P222" style:parent-style-name="Standard" style:family="paragraph">
      <style:text-properties style:font-name="Calibri Light"/>
    </style:style>
    <style:style style:name="P223" style:parent-style-name="Standard" style:family="paragraph">
      <style:text-properties style:font-name="Calibri Light"/>
    </style:style>
    <style:style style:name="P224" style:parent-style-name="Standard" style:family="paragraph">
      <style:text-properties style:font-name="Calibri Light"/>
    </style:style>
    <style:style style:name="P225" style:parent-style-name="Standard" style:family="paragraph">
      <style:text-properties style:font-name="Calibri Light"/>
    </style:style>
    <style:style style:name="P226" style:parent-style-name="Standard" style:family="paragraph">
      <style:text-properties style:font-name="Calibri Light"/>
    </style:style>
    <style:style style:name="P227" style:parent-style-name="Standard" style:family="paragraph">
      <style:text-properties style:font-name="Calibri Light"/>
    </style:style>
    <style:style style:name="P228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29" style:parent-style-name="Normal" style:family="paragraph">
      <style:text-properties style:font-name="Calibri Light"/>
    </style:style>
    <style:style style:name="P230" style:parent-style-name="Standard" style:family="paragraph">
      <style:text-properties style:font-name="Calibri Light"/>
    </style:style>
    <style:style style:name="P231" style:parent-style-name="Standard" style:family="paragraph">
      <style:text-properties style:font-name="Calibri Light"/>
    </style:style>
    <style:style style:name="P232" style:parent-style-name="Standard" style:family="paragraph">
      <style:text-properties style:font-name="Calibri Light"/>
    </style:style>
    <style:style style:name="P233" style:parent-style-name="Standard" style:family="paragraph">
      <style:text-properties style:font-name="Calibri Light"/>
    </style:style>
    <style:style style:name="P234" style:parent-style-name="Standard" style:family="paragraph">
      <style:text-properties style:font-name="Calibri Light"/>
    </style:style>
    <style:style style:name="P235" style:parent-style-name="Standard" style:family="paragraph">
      <style:text-properties style:font-name="Calibri Light"/>
    </style:style>
    <style:style style:name="P236" style:parent-style-name="Standard" style:family="paragraph">
      <style:text-properties style:font-name="Calibri Light"/>
    </style:style>
    <style:style style:name="P237" style:parent-style-name="Standard" style:family="paragraph">
      <style:text-properties style:font-name="Calibri Light"/>
    </style:style>
    <style:style style:name="P238" style:parent-style-name="Standard" style:family="paragraph">
      <style:text-properties style:font-name="Calibri Light"/>
    </style:style>
    <style:style style:name="P239" style:parent-style-name="Standard" style:family="paragraph">
      <style:text-properties style:font-name="Calibri Light"/>
    </style:style>
    <style:style style:name="P240" style:parent-style-name="Standard" style:family="paragraph">
      <style:text-properties style:font-name="Calibri Light"/>
    </style:style>
    <style:style style:name="P241" style:parent-style-name="Standard" style:family="paragraph">
      <style:text-properties style:font-name="Calibri Light"/>
    </style:style>
    <style:style style:name="P242" style:parent-style-name="Standard" style:family="paragraph">
      <style:text-properties style:font-name="Calibri Light"/>
    </style:style>
    <style:style style:name="P243" style:parent-style-name="Normal" style:family="paragraph">
      <style:paragraph-properties fo:break-before="page"/>
      <style:text-properties style:font-name="Calibri Light"/>
    </style:style>
    <style:style style:name="P244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45" style:parent-style-name="Normal" style:family="paragraph">
      <style:text-properties style:font-name="Calibri Light"/>
    </style:style>
    <style:style style:name="P246" style:parent-style-name="Standard" style:family="paragraph">
      <style:text-properties style:font-name="Calibri Light"/>
    </style:style>
    <style:style style:name="P247" style:parent-style-name="Standard" style:family="paragraph">
      <style:text-properties style:font-name="Calibri Light"/>
    </style:style>
    <style:style style:name="P248" style:parent-style-name="Standard" style:family="paragraph">
      <style:text-properties style:font-name="Calibri Light"/>
    </style:style>
    <style:style style:name="P249" style:parent-style-name="Standard" style:family="paragraph">
      <style:text-properties style:font-name="Calibri Light"/>
    </style:style>
    <style:style style:name="P250" style:parent-style-name="Standard" style:family="paragraph">
      <style:text-properties style:font-name="Calibri Light"/>
    </style:style>
    <style:style style:name="P251" style:parent-style-name="Standard" style:family="paragraph">
      <style:text-properties style:font-name="Calibri Light"/>
    </style:style>
    <style:style style:name="P252" style:parent-style-name="Standard" style:family="paragraph">
      <style:text-properties style:font-name="Calibri Light"/>
    </style:style>
    <style:style style:name="P253" style:parent-style-name="Standard" style:family="paragraph">
      <style:text-properties style:font-name="Calibri Light"/>
    </style:style>
    <style:style style:name="P254" style:parent-style-name="Standard" style:family="paragraph">
      <style:text-properties style:font-name="Calibri Light"/>
    </style:style>
    <style:style style:name="P255" style:parent-style-name="Standard" style:family="paragraph">
      <style:text-properties style:font-name="Calibri Light"/>
    </style:style>
    <style:style style:name="P256" style:parent-style-name="Standard" style:family="paragraph">
      <style:text-properties style:font-name="Calibri Light"/>
    </style:style>
    <style:style style:name="P257" style:parent-style-name="Standard" style:family="paragraph">
      <style:text-properties style:font-name="Calibri Light"/>
    </style:style>
    <style:style style:name="P258" style:parent-style-name="Standard" style:family="paragraph">
      <style:text-properties style:font-name="Calibri Light"/>
    </style:style>
    <style:style style:name="P259" style:parent-style-name="Standard" style:family="paragraph">
      <style:text-properties style:font-name="Calibri Light"/>
    </style:style>
    <style:style style:name="P260" style:parent-style-name="Standard" style:family="paragraph">
      <style:text-properties style:font-name="Calibri Light"/>
    </style:style>
    <style:style style:name="P261" style:parent-style-name="Standard" style:family="paragraph">
      <style:text-properties style:font-name="Calibri Light"/>
    </style:style>
    <style:style style:name="P262" style:parent-style-name="Standard" style:family="paragraph">
      <style:text-properties style:font-name="Calibri Light"/>
    </style:style>
    <style:style style:name="P263" style:parent-style-name="Standard" style:family="paragraph">
      <style:text-properties style:font-name="Calibri Light"/>
    </style:style>
    <style:style style:name="P264" style:parent-style-name="Standard" style:family="paragraph">
      <style:text-properties style:font-name="Calibri Light"/>
    </style:style>
    <style:style style:name="P265" style:parent-style-name="Standard" style:family="paragraph">
      <style:text-properties style:font-name="Calibri Light"/>
    </style:style>
    <style:style style:name="P266" style:parent-style-name="Standard" style:family="paragraph">
      <style:text-properties style:font-name="Calibri Light"/>
    </style:style>
    <style:style style:name="P267" style:parent-style-name="Standard" style:family="paragraph">
      <style:text-properties style:font-name="Calibri Light"/>
    </style:style>
    <style:style style:name="P268" style:parent-style-name="Standard" style:family="paragraph">
      <style:text-properties style:font-name="Calibri Light"/>
    </style:style>
    <style:style style:name="P269" style:parent-style-name="Standard" style:family="paragraph">
      <style:text-properties style:font-name="Calibri Light"/>
    </style:style>
    <style:style style:name="P270" style:parent-style-name="Standard" style:family="paragraph">
      <style:text-properties style:font-name="Calibri Light"/>
    </style:style>
    <style:style style:name="P271" style:parent-style-name="Standard" style:family="paragraph">
      <style:text-properties style:font-name="Calibri Light"/>
    </style:style>
    <style:style style:name="P272" style:parent-style-name="Standard" style:family="paragraph">
      <style:text-properties style:font-name="Calibri Light"/>
    </style:style>
    <style:style style:name="P273" style:parent-style-name="Standard" style:family="paragraph">
      <style:text-properties style:font-name="Calibri Light"/>
    </style:style>
    <style:style style:name="P274" style:parent-style-name="Normal" style:family="paragraph">
      <style:paragraph-properties fo:break-before="page"/>
      <style:text-properties style:font-name="Calibri Light"/>
    </style:style>
    <style:style style:name="P275" style:parent-style-name="Heading" style:family="paragraph">
      <style:text-properties style:font-name="Calibri Light"/>
    </style:style>
    <style:style style:name="P276" style:parent-style-name="Heading" style:family="paragraph">
      <style:text-properties style:font-name="Calibri Light"/>
    </style:style>
    <style:style style:name="P277" style:parent-style-name="Heading" style:family="paragraph">
      <style:text-properties style:font-name="Calibri Light"/>
    </style:style>
    <style:style style:name="P278" style:parent-style-name="Heading" style:family="paragraph">
      <style:text-properties style:font-name="Calibri Light"/>
    </style:style>
    <style:style style:name="P279" style:parent-style-name="Standard" style:family="paragraph">
      <style:text-properties style:font-name="Calibri Light"/>
    </style:style>
    <style:style style:name="P280" style:parent-style-name="Standard" style:family="paragraph">
      <style:text-properties style:font-name="Calibri Light"/>
    </style:style>
    <style:style style:name="P281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82" style:parent-style-name="Normal" style:family="paragraph">
      <style:text-properties style:font-name="Calibri Light"/>
    </style:style>
    <style:style style:name="P283" style:parent-style-name="Standard" style:family="paragraph">
      <style:text-properties style:font-name="Calibri Light"/>
    </style:style>
    <style:style style:name="P284" style:parent-style-name="Standard" style:family="paragraph">
      <style:text-properties style:font-name="Calibri Light"/>
    </style:style>
    <style:style style:name="P285" style:parent-style-name="Standard" style:family="paragraph">
      <style:text-properties style:font-name="Calibri Light"/>
    </style:style>
    <style:style style:name="P286" style:parent-style-name="Standard" style:family="paragraph">
      <style:text-properties style:font-name="Calibri Light"/>
    </style:style>
    <style:style style:name="P287" style:parent-style-name="Standard" style:family="paragraph">
      <style:text-properties style:font-name="Calibri Light"/>
    </style:style>
    <style:style style:name="P288" style:parent-style-name="Standard" style:family="paragraph">
      <style:text-properties style:font-name="Calibri Light"/>
    </style:style>
    <style:style style:name="P289" style:parent-style-name="Standard" style:family="paragraph">
      <style:text-properties style:font-name="Calibri Light"/>
    </style:style>
    <style:style style:name="P290" style:parent-style-name="Standard" style:family="paragraph">
      <style:text-properties style:font-name="Calibri Light"/>
    </style:style>
    <style:style style:name="P291" style:parent-style-name="Standard" style:family="paragraph">
      <style:text-properties style:font-name="Calibri Light"/>
    </style:style>
    <style:style style:name="P292" style:parent-style-name="Standard" style:family="paragraph">
      <style:text-properties style:font-name="Calibri Light"/>
    </style:style>
    <style:style style:name="P293" style:parent-style-name="Standard" style:family="paragraph">
      <style:text-properties style:font-name="Calibri Light"/>
    </style:style>
    <style:style style:name="P294" style:parent-style-name="Standard" style:family="paragraph">
      <style:text-properties style:font-name="Calibri Light"/>
    </style:style>
    <style:style style:name="P295" style:parent-style-name="Standard" style:family="paragraph">
      <style:text-properties style:font-name="Calibri Light"/>
    </style:style>
    <style:style style:name="P296" style:parent-style-name="Standard" style:family="paragraph">
      <style:text-properties style:font-name="Calibri Light"/>
    </style:style>
    <style:style style:name="P297" style:parent-style-name="Standard" style:family="paragraph">
      <style:text-properties style:font-name="Calibri Light"/>
    </style:style>
    <style:style style:name="P298" style:parent-style-name="Standard" style:family="paragraph">
      <style:text-properties style:font-name="Calibri Light"/>
    </style:style>
    <style:style style:name="P299" style:parent-style-name="Standard" style:family="paragraph">
      <style:text-properties style:font-name="Calibri Light"/>
    </style:style>
    <style:style style:name="P300" style:parent-style-name="Standard" style:family="paragraph">
      <style:text-properties style:font-name="Calibri Light"/>
    </style:style>
    <style:style style:name="P301" style:parent-style-name="Standard" style:family="paragraph">
      <style:text-properties style:font-name="Calibri Light"/>
    </style:style>
    <style:style style:name="P302" style:parent-style-name="Standard" style:family="paragraph">
      <style:text-properties style:font-name="Calibri Light"/>
    </style:style>
    <style:style style:name="P303" style:parent-style-name="Standard" style:family="paragraph">
      <style:text-properties style:font-name="Calibri Light"/>
    </style:style>
    <style:style style:name="P304" style:parent-style-name="Standard" style:family="paragraph">
      <style:text-properties style:font-name="Calibri Light"/>
    </style:style>
    <style:style style:name="P305" style:parent-style-name="Standard" style:family="paragraph">
      <style:text-properties style:font-name="Calibri Light"/>
    </style:style>
    <style:style style:name="P306" style:parent-style-name="Standard" style:family="paragraph">
      <style:text-properties style:font-name="Calibri Light"/>
    </style:style>
    <style:style style:name="P307" style:parent-style-name="Standard" style:family="paragraph">
      <style:text-properties style:font-name="Calibri Light"/>
    </style:style>
    <style:style style:name="P308" style:parent-style-name="Standard" style:family="paragraph">
      <style:text-properties style:font-name="Calibri Light"/>
    </style:style>
    <style:style style:name="P309" style:parent-style-name="Standard" style:family="paragraph">
      <style:text-properties style:font-name="Calibri Light"/>
    </style:style>
    <style:style style:name="P310" style:parent-style-name="Standard" style:family="paragraph">
      <style:text-properties style:font-name="Calibri Light"/>
    </style:style>
    <style:style style:name="P311" style:parent-style-name="Standard" style:family="paragraph">
      <style:text-properties style:font-name="Calibri Light"/>
    </style:style>
    <style:style style:name="P312" style:parent-style-name="Standard" style:family="paragraph">
      <style:text-properties style:font-name="Calibri Light"/>
    </style:style>
    <style:style style:name="P313" style:parent-style-name="Standard" style:family="paragraph">
      <style:text-properties style:font-name="Calibri Light"/>
    </style:style>
    <style:style style:name="P314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15" style:parent-style-name="Normal" style:family="paragraph">
      <style:text-properties style:font-name="Calibri Light"/>
    </style:style>
    <style:style style:name="P316" style:parent-style-name="Standard" style:family="paragraph">
      <style:text-properties style:font-name="Calibri Light"/>
    </style:style>
    <style:style style:name="P317" style:parent-style-name="Standard" style:family="paragraph">
      <style:text-properties style:font-name="Calibri Light"/>
    </style:style>
    <style:style style:name="P318" style:parent-style-name="Standard" style:family="paragraph">
      <style:text-properties style:font-name="Calibri Light"/>
    </style:style>
    <style:style style:name="P319" style:parent-style-name="Standard" style:family="paragraph">
      <style:text-properties style:font-name="Calibri Light"/>
    </style:style>
    <style:style style:name="P320" style:parent-style-name="Standard" style:family="paragraph">
      <style:text-properties style:font-name="Calibri Light"/>
    </style:style>
    <style:style style:name="P321" style:parent-style-name="Standard" style:family="paragraph">
      <style:text-properties style:font-name="Calibri Light"/>
    </style:style>
    <style:style style:name="P322" style:parent-style-name="Standard" style:family="paragraph">
      <style:text-properties style:font-name="Calibri Light"/>
    </style:style>
    <style:style style:name="P323" style:parent-style-name="Standard" style:family="paragraph">
      <style:text-properties style:font-name="Calibri Light"/>
    </style:style>
    <style:style style:name="P324" style:parent-style-name="Standard" style:family="paragraph">
      <style:text-properties style:font-name="Calibri Light"/>
    </style:style>
    <style:style style:name="P325" style:parent-style-name="Standard" style:family="paragraph">
      <style:text-properties style:font-name="Calibri Light"/>
    </style:style>
    <style:style style:name="P326" style:parent-style-name="Standard" style:family="paragraph">
      <style:text-properties style:font-name="Calibri Light"/>
    </style:style>
    <style:style style:name="P327" style:parent-style-name="Standard" style:family="paragraph">
      <style:text-properties style:font-name="Calibri Light"/>
    </style:style>
    <style:style style:name="P328" style:parent-style-name="Standard" style:family="paragraph">
      <style:text-properties style:font-name="Calibri Light"/>
    </style:style>
    <style:style style:name="P329" style:parent-style-name="Standard" style:family="paragraph">
      <style:text-properties style:font-name="Calibri Light"/>
    </style:style>
    <style:style style:name="P330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31" style:parent-style-name="Normal" style:family="paragraph">
      <style:text-properties style:font-name="Calibri Light"/>
    </style:style>
    <style:style style:name="P332" style:parent-style-name="Standard" style:family="paragraph">
      <style:text-properties style:font-name="Calibri Light"/>
    </style:style>
    <style:style style:name="P333" style:parent-style-name="Standard" style:family="paragraph">
      <style:text-properties style:font-name="Calibri Light"/>
    </style:style>
    <style:style style:name="P334" style:parent-style-name="Standard" style:family="paragraph">
      <style:text-properties style:font-name="Calibri Light"/>
    </style:style>
    <style:style style:name="P335" style:parent-style-name="Standard" style:family="paragraph">
      <style:text-properties style:font-name="Calibri Light"/>
    </style:style>
    <style:style style:name="P336" style:parent-style-name="Standard" style:family="paragraph">
      <style:text-properties style:font-name="Calibri Light"/>
    </style:style>
    <style:style style:name="P337" style:parent-style-name="Standard" style:family="paragraph">
      <style:text-properties style:font-name="Calibri Light"/>
    </style:style>
    <style:style style:name="P338" style:parent-style-name="Standard" style:family="paragraph">
      <style:text-properties style:font-name="Calibri Light"/>
    </style:style>
    <style:style style:name="P339" style:parent-style-name="Standard" style:family="paragraph">
      <style:text-properties style:font-name="Calibri Light"/>
    </style:style>
    <style:style style:name="P340" style:parent-style-name="Standard" style:family="paragraph">
      <style:text-properties style:font-name="Calibri Light"/>
    </style:style>
    <style:style style:name="P341" style:parent-style-name="Standard" style:family="paragraph">
      <style:text-properties style:font-name="Calibri Light"/>
    </style:style>
    <style:style style:name="P342" style:parent-style-name="Standard" style:family="paragraph">
      <style:text-properties style:font-name="Calibri Light"/>
    </style:style>
    <style:style style:name="P343" style:parent-style-name="Standard" style:family="paragraph">
      <style:text-properties style:font-name="Calibri Light"/>
    </style:style>
    <style:style style:name="P344" style:parent-style-name="Standard" style:family="paragraph">
      <style:text-properties style:font-name="Calibri Light"/>
    </style:style>
    <style:style style:name="P345" style:parent-style-name="Standard" style:family="paragraph">
      <style:text-properties style:font-name="Calibri Light"/>
    </style:style>
    <style:style style:name="P346" style:parent-style-name="Standard" style:family="paragraph">
      <style:text-properties style:font-name="Calibri Light"/>
    </style:style>
    <style:style style:name="P347" style:parent-style-name="Standard" style:family="paragraph">
      <style:text-properties style:font-name="Calibri Light"/>
    </style:style>
    <style:style style:name="P348" style:parent-style-name="Standard" style:family="paragraph">
      <style:text-properties style:font-name="Calibri Light"/>
    </style:style>
    <style:style style:name="P349" style:parent-style-name="Standard" style:family="paragraph">
      <style:text-properties style:font-name="Calibri Light"/>
    </style:style>
    <style:style style:name="P350" style:parent-style-name="Standard" style:family="paragraph">
      <style:text-properties style:font-name="Calibri Light"/>
    </style:style>
    <style:style style:name="P351" style:parent-style-name="Standard" style:family="paragraph">
      <style:text-properties style:font-name="Calibri Light"/>
    </style:style>
    <style:style style:name="P352" style:parent-style-name="Standard" style:family="paragraph">
      <style:text-properties style:font-name="Calibri Light"/>
    </style:style>
    <style:style style:name="P353" style:parent-style-name="Standard" style:family="paragraph">
      <style:text-properties style:font-name="Calibri Light"/>
    </style:style>
    <style:style style:name="P354" style:parent-style-name="Título1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55" style:parent-style-name="Normal" style:family="paragraph">
      <style:text-properties style:font-name="Calibri Light"/>
    </style:style>
    <style:style style:name="P356" style:parent-style-name="Standard" style:family="paragraph">
      <style:text-properties style:font-name="Calibri Light"/>
    </style:style>
    <style:style style:name="P357" style:parent-style-name="Standard" style:family="paragraph">
      <style:text-properties style:font-name="Calibri Light"/>
    </style:style>
    <style:style style:name="P358" style:parent-style-name="Standard" style:family="paragraph">
      <style:text-properties style:font-name="Calibri Light"/>
    </style:style>
    <style:style style:name="P359" style:parent-style-name="Standard" style:family="paragraph">
      <style:text-properties style:font-name="Calibri Light"/>
    </style:style>
    <style:style style:name="P360" style:parent-style-name="Standard" style:family="paragraph">
      <style:text-properties style:font-name="Calibri Light"/>
    </style:style>
    <style:style style:name="P361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62" style:parent-style-name="Normal" style:family="paragraph">
      <style:text-properties style:font-name="Calibri Light"/>
    </style:style>
    <style:style style:name="P363" style:parent-style-name="Standard" style:family="paragraph">
      <style:text-properties style:font-name="Calibri Light"/>
    </style:style>
    <style:style style:name="P364" style:parent-style-name="Standard" style:family="paragraph">
      <style:text-properties style:font-name="Calibri Light"/>
    </style:style>
    <style:style style:name="P365" style:parent-style-name="Standard" style:family="paragraph">
      <style:text-properties style:font-name="Calibri Light"/>
    </style:style>
    <style:style style:name="P366" style:parent-style-name="Standard" style:family="paragraph">
      <style:text-properties style:font-name="Calibri Light"/>
    </style:style>
    <style:style style:name="P367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68" style:parent-style-name="Normal" style:family="paragraph">
      <style:text-properties style:font-name="Calibri Light"/>
    </style:style>
    <style:style style:name="P369" style:parent-style-name="Standard" style:family="paragraph">
      <style:text-properties style:font-name="Calibri Light"/>
    </style:style>
    <style:style style:name="P370" style:parent-style-name="Standard" style:family="paragraph">
      <style:text-properties style:font-name="Calibri Light"/>
    </style:style>
    <style:style style:name="P371" style:parent-style-name="Standard" style:family="paragraph">
      <style:text-properties style:font-name="Calibri Light"/>
    </style:style>
    <style:style style:name="P372" style:parent-style-name="Standard" style:family="paragraph">
      <style:text-properties style:font-name="Calibri Light"/>
    </style:style>
    <style:style style:name="P373" style:parent-style-name="Standard" style:family="paragraph">
      <style:text-properties style:font-name="Calibri Light"/>
    </style:style>
    <style:style style:name="P374" style:parent-style-name="Standard" style:family="paragraph">
      <style:text-properties style:font-name="Calibri Light"/>
    </style:style>
    <style:style style:name="P375" style:parent-style-name="Standard" style:family="paragraph">
      <style:text-properties style:font-name="Calibri Light"/>
    </style:style>
    <style:style style:name="P376" style:parent-style-name="Standard" style:family="paragraph">
      <style:text-properties style:font-name="Calibri Light"/>
    </style:style>
    <style:style style:name="P377" style:parent-style-name="Standard" style:family="paragraph">
      <style:text-properties style:font-name="Calibri Light"/>
    </style:style>
    <style:style style:name="P378" style:parent-style-name="Standard" style:family="paragraph">
      <style:text-properties style:font-name="Calibri Light"/>
    </style:style>
    <style:style style:name="P379" style:parent-style-name="Standard" style:family="paragraph">
      <style:text-properties style:font-name="Calibri Light"/>
    </style:style>
    <style:style style:name="P380" style:parent-style-name="Standard" style:family="paragraph">
      <style:text-properties style:font-name="Calibri Light"/>
    </style:style>
    <style:style style:name="P381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82" style:parent-style-name="Normal" style:family="paragraph">
      <style:text-properties style:font-name="Calibri Light"/>
    </style:style>
    <style:style style:name="P383" style:parent-style-name="Standard" style:family="paragraph">
      <style:text-properties style:font-name="Calibri Light"/>
    </style:style>
    <style:style style:name="P384" style:parent-style-name="Standard" style:family="paragraph">
      <style:text-properties style:font-name="Calibri Light"/>
    </style:style>
    <style:style style:name="P385" style:parent-style-name="Standard" style:family="paragraph">
      <style:text-properties style:font-name="Calibri Light"/>
    </style:style>
    <style:style style:name="P386" style:parent-style-name="Standard" style:family="paragraph">
      <style:text-properties style:font-name="Calibri Light"/>
    </style:style>
    <style:style style:name="P387" style:parent-style-name="Standard" style:family="paragraph">
      <style:text-properties style:font-name="Calibri Light"/>
    </style:style>
    <style:style style:name="P388" style:parent-style-name="Standard" style:family="paragraph">
      <style:text-properties style:font-name="Calibri Light"/>
    </style:style>
    <style:style style:name="P389" style:parent-style-name="Standard" style:family="paragraph">
      <style:text-properties style:font-name="Calibri Light"/>
    </style:style>
    <style:style style:name="T390" style:parent-style-name="Fuentedepárrafopredeter." style:family="text">
      <style:text-properties style:font-name="Calibri Light"/>
    </style:style>
    <style:style style:name="T391" style:parent-style-name="Fuentedepárrafopredeter." style:family="text">
      <style:text-properties style:font-name="Calibri Light"/>
    </style:style>
    <style:style style:name="T392" style:parent-style-name="Fuentedepárrafopredeter." style:family="text">
      <style:text-properties style:font-name="Calibri Light"/>
    </style:style>
    <style:style style:name="T393" style:parent-style-name="Fuentedepárrafopredeter." style:family="text">
      <style:text-properties style:font-name="Calibri Light"/>
    </style:style>
    <style:style style:name="P394" style:parent-style-name="Standard" style:family="paragraph">
      <style:text-properties style:font-name="Calibri Light"/>
    </style:style>
    <style:style style:name="P395" style:parent-style-name="Standard" style:family="paragraph">
      <style:text-properties style:font-name="Calibri Light"/>
    </style:style>
    <style:style style:name="P396" style:parent-style-name="Standard" style:family="paragraph">
      <style:text-properties style:font-name="Calibri Light"/>
    </style:style>
    <style:style style:name="P397" style:parent-style-name="Standard" style:family="paragraph">
      <style:text-properties style:font-name="Calibri Light"/>
    </style:style>
    <style:style style:name="P398" style:parent-style-name="Standard" style:family="paragraph">
      <style:text-properties style:font-name="Calibri Light"/>
    </style:style>
    <style:style style:name="P399" style:parent-style-name="Standard" style:family="paragraph">
      <style:text-properties style:font-name="Calibri Light"/>
    </style:style>
    <style:style style:name="P400" style:parent-style-name="Standard" style:family="paragraph">
      <style:text-properties style:font-name="Calibri Light"/>
    </style:style>
    <style:style style:name="P401" style:parent-style-name="Standard" style:family="paragraph">
      <style:text-properties style:font-name="Calibri Light"/>
    </style:style>
    <style:style style:name="P402" style:parent-style-name="Standard" style:family="paragraph">
      <style:text-properties style:font-name="Calibri Light"/>
    </style:style>
    <style:style style:name="P403" style:parent-style-name="Standard" style:family="paragraph">
      <style:text-properties style:font-name="Calibri Light"/>
    </style:style>
    <style:style style:name="P404" style:parent-style-name="Standard" style:family="paragraph">
      <style:text-properties style:font-name="Calibri Light"/>
    </style:style>
    <style:style style:name="P405" style:parent-style-name="Standard" style:family="paragraph">
      <style:text-properties style:font-name="Calibri Light"/>
    </style:style>
    <style:style style:name="P406" style:parent-style-name="Standard" style:family="paragraph">
      <style:text-properties style:font-name="Calibri Light"/>
    </style:style>
    <style:style style:name="P407" style:parent-style-name="Standard" style:family="paragraph">
      <style:text-properties style:font-name="Calibri Light"/>
    </style:style>
    <style:style style:name="P408" style:parent-style-name="Standard" style:family="paragraph">
      <style:text-properties style:font-name="Calibri Light"/>
    </style:style>
    <style:style style:name="P409" style:parent-style-name="Standard" style:family="paragraph">
      <style:text-properties style:font-name="Calibri Light"/>
    </style:style>
    <style:style style:name="P410" style:parent-style-name="Standard" style:family="paragraph">
      <style:text-properties style:font-name="Calibri Light"/>
    </style:style>
    <style:style style:name="P411" style:parent-style-name="Standard" style:family="paragraph">
      <style:text-properties style:font-name="Calibri Light"/>
    </style:style>
    <style:style style:name="P412" style:parent-style-name="Standard" style:family="paragraph">
      <style:text-properties style:font-name="Calibri Light"/>
    </style:style>
    <style:style style:name="P413" style:parent-style-name="Standard" style:family="paragraph">
      <style:text-properties style:font-name="Calibri Light"/>
    </style:style>
    <style:style style:name="P414" style:parent-style-name="Standard" style:family="paragraph">
      <style:text-properties style:font-name="Calibri Light"/>
    </style:style>
    <style:style style:name="P415" style:parent-style-name="Standard" style:family="paragraph">
      <style:text-properties style:font-name="Calibri Light"/>
    </style:style>
    <style:style style:name="P416" style:parent-style-name="Standard" style:family="paragraph">
      <style:text-properties style:font-name="Calibri Light"/>
    </style:style>
    <style:style style:name="P417" style:parent-style-name="Standard" style:family="paragraph">
      <style:text-properties style:font-name="Calibri Light"/>
    </style:style>
    <style:style style:name="P418" style:parent-style-name="Standard" style:family="paragraph">
      <style:text-properties style:font-name="Calibri Light"/>
    </style:style>
    <style:style style:name="P419" style:parent-style-name="Standard" style:family="paragraph">
      <style:text-properties style:font-name="Calibri Light"/>
    </style:style>
    <style:style style:name="P420" style:parent-style-name="Standard" style:family="paragraph">
      <style:text-properties style:font-name="Calibri Light"/>
    </style:style>
    <style:style style:name="P421" style:parent-style-name="Standard" style:family="paragraph">
      <style:text-properties style:font-name="Calibri Light"/>
    </style:style>
    <style:style style:name="P422" style:parent-style-name="Standard" style:family="paragraph">
      <style:text-properties style:font-name="Calibri Light"/>
    </style:style>
    <style:style style:name="P423" style:parent-style-name="Standard" style:family="paragraph">
      <style:text-properties style:font-name="Calibri Light"/>
    </style:style>
    <style:style style:name="P424" style:parent-style-name="Standard" style:family="paragraph">
      <style:text-properties style:font-name="Calibri Light"/>
    </style:style>
    <style:style style:name="P425" style:parent-style-name="Standard" style:family="paragraph">
      <style:text-properties style:font-name="Calibri Light"/>
    </style:style>
    <style:style style:name="P426" style:parent-style-name="Standard" style:family="paragraph">
      <style:text-properties style:font-name="Calibri Light"/>
    </style:style>
    <style:style style:name="P427" style:parent-style-name="Standard" style:family="paragraph">
      <style:text-properties style:font-name="Calibri Light"/>
    </style:style>
    <style:style style:name="P428" style:parent-style-name="Standard" style:family="paragraph">
      <style:text-properties style:font-name="Calibri Light"/>
    </style:style>
    <style:style style:name="P429" style:parent-style-name="Standard" style:family="paragraph">
      <style:text-properties style:font-name="Calibri Light"/>
    </style:style>
    <style:style style:name="P430" style:parent-style-name="Standard" style:family="paragraph">
      <style:text-properties style:font-name="Calibri Light"/>
    </style:style>
    <style:style style:name="P431" style:parent-style-name="Normal" style:family="paragraph">
      <style:text-properties style:font-name="Calibri Light"/>
    </style:style>
    <style:style style:name="P432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4923in" fo:text-indent="0.4923in">
        <style:tab-stops/>
      </style:paragraph-properties>
    </style:style>
    <style:style style:name="P433" style:parent-style-name="Normal" style:family="paragraph">
      <style:text-properties style:font-name="Calibri Light"/>
    </style:style>
    <style:style style:name="P434" style:parent-style-name="Standard" style:family="paragraph">
      <style:text-properties style:font-name="Calibri Light"/>
    </style:style>
    <style:style style:name="P435" style:parent-style-name="Standard" style:family="paragraph">
      <style:text-properties style:font-name="Calibri Light"/>
    </style:style>
    <style:style style:name="P436" style:parent-style-name="Standard" style:family="paragraph">
      <style:text-properties style:font-name="Calibri Light"/>
    </style:style>
    <style:style style:name="P437" style:parent-style-name="Standard" style:family="paragraph">
      <style:text-properties style:font-name="Calibri Light"/>
    </style:style>
    <style:style style:name="P438" style:parent-style-name="Standard" style:family="paragraph">
      <style:text-properties style:font-name="Calibri Light"/>
    </style:style>
    <style:style style:name="P439" style:parent-style-name="Standard" style:family="paragraph">
      <style:text-properties style:font-name="Calibri Light"/>
    </style:style>
    <style:style style:name="P440" style:parent-style-name="Standard" style:family="paragraph">
      <style:text-properties style:font-name="Calibri Light"/>
    </style:style>
    <style:style style:name="P441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42" style:parent-style-name="Normal" style:family="paragraph">
      <style:text-properties style:font-name="Calibri Light"/>
    </style:style>
    <style:style style:name="P443" style:parent-style-name="Standard" style:family="paragraph">
      <style:text-properties style:font-name="Calibri Light"/>
    </style:style>
    <style:style style:name="P444" style:parent-style-name="Standard" style:family="paragraph">
      <style:text-properties style:font-name="Calibri Light"/>
    </style:style>
    <style:style style:name="P445" style:parent-style-name="Standard" style:family="paragraph">
      <style:text-properties style:font-name="Calibri Light"/>
    </style:style>
    <style:style style:name="P446" style:parent-style-name="Standard" style:family="paragraph">
      <style:text-properties style:font-name="Calibri Light"/>
    </style:style>
    <style:style style:name="P447" style:parent-style-name="Standard" style:family="paragraph">
      <style:text-properties style:font-name="Calibri Light"/>
    </style:style>
    <style:style style:name="P448" style:parent-style-name="Standard" style:family="paragraph">
      <style:text-properties style:font-name="Calibri Light"/>
    </style:style>
    <style:style style:name="P449" style:parent-style-name="Standard" style:family="paragraph">
      <style:text-properties style:font-name="Calibri Light"/>
    </style:style>
    <style:style style:name="P450" style:parent-style-name="Standard" style:family="paragraph">
      <style:text-properties style:font-name="Calibri Light"/>
    </style:style>
    <style:style style:name="P451" style:parent-style-name="Standard" style:family="paragraph">
      <style:text-properties style:font-name="Calibri Light"/>
    </style:style>
    <style:style style:name="P452" style:parent-style-name="Standard" style:family="paragraph">
      <style:text-properties style:font-name="Calibri Light"/>
    </style:style>
    <style:style style:name="P453" style:parent-style-name="Standard" style:family="paragraph">
      <style:text-properties style:font-name="Calibri Light"/>
    </style:style>
    <style:style style:name="P454" style:parent-style-name="Standard" style:family="paragraph">
      <style:text-properties style:font-name="Calibri Light"/>
    </style:style>
    <style:style style:name="P455" style:parent-style-name="Standard" style:family="paragraph">
      <style:text-properties style:font-name="Calibri Light"/>
    </style:style>
    <style:style style:name="P456" style:parent-style-name="Standard" style:family="paragraph">
      <style:text-properties style:font-name="Calibri Light"/>
    </style:style>
    <style:style style:name="P457" style:parent-style-name="Standard" style:family="paragraph">
      <style:text-properties style:font-name="Calibri Light"/>
    </style:style>
    <style:style style:name="P458" style:parent-style-name="Standard" style:family="paragraph">
      <style:text-properties style:font-name="Calibri Light"/>
    </style:style>
    <style:style style:name="P459" style:parent-style-name="Standard" style:family="paragraph">
      <style:text-properties style:font-name="Calibri Light"/>
    </style:style>
    <style:style style:name="P460" style:parent-style-name="Normal" style:family="paragraph">
      <style:paragraph-properties fo:break-before="page"/>
    </style:style>
    <style:style style:name="P461" style:parent-style-name="Título2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62" style:parent-style-name="normaltextrun" style:family="text">
      <style:text-properties style:font-name-complex="Arial" fo:color="#000000" style:text-position="3.5% 100%" fo:font-size="14pt" style:font-size-asian="14pt" style:font-size-complex="14pt" fo:background-color="#F5F5F5" fo:language="en" fo:country="US"/>
    </style:style>
    <style:style style:name="P463" style:parent-style-name="Normal" style:family="paragraph">
      <style:text-properties fo:language="en" fo:country="US"/>
    </style:style>
    <style:style style:name="P464" style:parent-style-name="Standard" style:family="paragraph">
      <style:paragraph-properties>
        <style:tab-stops>
          <style:tab-stop style:type="left" style:position="0.7083in"/>
        </style:tab-stops>
      </style:paragraph-properties>
    </style:style>
    <style:style style:name="P465" style:parent-style-name="Standard" style:family="paragraph">
      <style:paragraph-properties>
        <style:tab-stops>
          <style:tab-stop style:type="left" style:position="0.7083in"/>
        </style:tab-stops>
      </style:paragraph-properties>
    </style:style>
    <style:style style:name="T466" style:parent-style-name="normaltextrun" style:family="text">
      <style:text-properties style:font-name="Calibri Light" style:font-name-complex="Arial" fo:color="#000000" style:text-position="4.1% 100%" fo:background-color="#F5F5F5" fo:language="en" fo:country="US"/>
    </style:style>
    <style:style style:name="T467" style:parent-style-name="Fuentedepárrafopredeter." style:family="text">
      <style:text-properties style:font-name="Calibri Light"/>
    </style:style>
    <style:style style:name="P468" style:parent-style-name="paragraph" style:family="paragraph">
      <style:paragraph-properties style:vertical-align="baseline" fo:margin-top="0in" fo:margin-bottom="0in" fo:margin-left="0.1451in" fo:text-indent="0in">
        <style:tab-stops>
          <style:tab-stop style:type="left" style:position="0.3548in"/>
        </style:tab-stops>
      </style:paragraph-properties>
    </style:style>
    <style:style style:name="T469" style:parent-style-name="normaltextrun" style:family="text">
      <style:text-properties style:font-name="Calibri Light" style:font-name-complex="Arial" fo:font-weight="bold" style:font-weight-asian="bold" style:font-weight-complex="bold" fo:color="#000000" style:text-position="4.1% 100%" fo:language="en" fo:country="GB"/>
    </style:style>
    <style:style style:name="T470" style:parent-style-name="normaltextrun" style:family="text">
      <style:text-properties style:font-name="Calibri Light" style:font-name-complex="Arial" fo:color="#000000" style:text-position="4.1% 100%" fo:language="en" fo:country="GB"/>
    </style:style>
    <style:style style:name="T471" style:parent-style-name="eop" style:family="text">
      <style:text-properties style:font-name="Calibri Light" style:font-name-complex="Arial" fo:language="en" fo:country="US"/>
    </style:style>
    <style:style style:name="P472" style:parent-style-name="paragraph" style:family="paragraph">
      <style:paragraph-properties style:vertical-align="baseline" fo:margin-top="0in" fo:margin-bottom="0in" fo:margin-left="0.1451in" fo:text-indent="0in">
        <style:tab-stops>
          <style:tab-stop style:type="left" style:position="0.3548in"/>
        </style:tab-stops>
      </style:paragraph-properties>
    </style:style>
    <style:style style:name="T473" style:parent-style-name="normaltextrun" style:family="text">
      <style:text-properties style:font-name="Calibri Light" style:font-name-complex="Arial" fo:font-weight="bold" style:font-weight-asian="bold" style:font-weight-complex="bold" fo:color="#000000" style:text-position="4.1% 100%" fo:language="en" fo:country="GB"/>
    </style:style>
    <style:style style:name="T474" style:parent-style-name="normaltextrun" style:family="text">
      <style:text-properties style:font-name="Calibri Light" style:font-name-complex="Arial" fo:color="#000000" style:text-position="4.1% 100%" fo:language="en" fo:country="GB"/>
    </style:style>
    <style:style style:name="P475" style:parent-style-name="paragraph" style:family="paragraph">
      <style:paragraph-properties style:vertical-align="baseline" fo:margin-top="0in" fo:margin-bottom="0in" fo:margin-left="0.1451in" fo:text-indent="0in">
        <style:tab-stops>
          <style:tab-stop style:type="left" style:position="0.3548in"/>
        </style:tab-stops>
      </style:paragraph-properties>
    </style:style>
    <style:style style:name="T476" style:parent-style-name="normaltextrun" style:family="text">
      <style:text-properties style:font-name="Calibri Light" style:font-name-complex="Arial" fo:font-weight="bold" style:font-weight-asian="bold" style:font-weight-complex="bold" fo:color="#000000" style:text-position="4.1% 100%" fo:background-color="#F5F5F5" fo:language="en" fo:country="GB"/>
    </style:style>
    <style:style style:name="T477" style:parent-style-name="normaltextrun" style:family="text">
      <style:text-properties style:font-name="Calibri Light" style:font-name-complex="Arial" fo:color="#000000" style:text-position="4.1% 100%" fo:background-color="#F5F5F5" fo:language="en" fo:country="GB"/>
    </style:style>
    <style:style style:name="P478" style:parent-style-name="paragraph" style:family="paragraph">
      <style:paragraph-properties style:vertical-align="baseline" fo:margin-top="0in" fo:margin-bottom="0in" fo:margin-left="0.1451in">
        <style:tab-stops/>
      </style:paragraph-properties>
    </style:style>
    <style:style style:name="P479" style:parent-style-name="paragraph" style:family="paragraph">
      <style:paragraph-properties style:vertical-align="baseline" fo:margin-top="0in" fo:margin-bottom="0in"/>
    </style:style>
    <style:style style:name="T480" style:parent-style-name="normaltextrun" style:family="text">
      <style:text-properties style:font-name="Calibri Light" style:font-name-complex="Arial" fo:color="#000000" style:text-position="4.1% 100%" fo:background-color="#F5F5F5" fo:language="en" fo:country="US"/>
    </style:style>
    <style:style style:name="P481" style:parent-style-name="Normal" style:family="paragraph">
      <style:paragraph-properties fo:text-indent="0.1451in"/>
      <style:text-properties fo:hyphenate="true"/>
    </style:style>
    <style:style style:name="T482" style:parent-style-name="Fuentedepárrafopredeter." style:family="text">
      <style:text-properties style:font-name="Calibri Light" style:font-name-asian="Times New Roman" style:font-name-complex="Arial" fo:font-weight="bold" style:font-weight-asian="bold" style:font-weight-complex="bold" fo:color="#000000" style:letter-kerning="false" fo:language="en" fo:country="GB" style:language-asian="es" style:country-asian="ES" style:language-complex="ar" style:country-complex="SA"/>
    </style:style>
    <style:style style:name="T483" style:parent-style-name="Fuentedepárrafopredeter." style:family="text">
      <style:text-properties style:font-name="Calibri Light" style:font-name-asian="Times New Roman" style:font-name-complex="Arial" style:letter-kerning="false" fo:language="en" fo:country="US" style:language-asian="es" style:country-asian="ES" style:language-complex="ar" style:country-complex="SA"/>
    </style:style>
    <style:style style:name="P484" style:parent-style-name="Párrafodelista" style:family="paragraph">
      <style:text-properties fo:hyphenate="true"/>
    </style:style>
    <style:style style:name="T485" style:parent-style-name="Fuentedepárrafopredeter." style:family="text">
      <style:text-properties style:font-name="Calibri Light" style:font-name-asian="Times New Roman" style:font-name-complex="Arial" fo:color="#000000" style:letter-kerning="false" fo:language="en" fo:country="GB" style:language-asian="es" style:country-asian="ES" style:language-complex="ar" style:country-complex="SA"/>
    </style:style>
    <style:style style:name="T486" style:parent-style-name="Fuentedepárrafopredeter." style:family="text">
      <style:text-properties style:font-name="Calibri Light" style:font-name-asian="Times New Roman" style:font-name-complex="Arial" style:letter-kerning="false" fo:language="en" fo:country="GB" style:language-asian="es" style:country-asian="ES" style:language-complex="ar" style:country-complex="SA"/>
    </style:style>
    <style:style style:name="P487" style:parent-style-name="Párrafodelista" style:family="paragraph">
      <style:text-properties fo:hyphenate="true"/>
    </style:style>
    <style:style style:name="T488" style:parent-style-name="Fuentedepárrafopredeter." style:family="text">
      <style:text-properties style:font-name="Calibri Light" style:font-name-asian="Times New Roman" style:font-name-complex="Arial" fo:color="#000000" style:letter-kerning="false" fo:language="en" fo:country="GB" style:language-asian="es" style:country-asian="ES" style:language-complex="ar" style:country-complex="SA"/>
    </style:style>
    <style:style style:name="T489" style:parent-style-name="Fuentedepárrafopredeter." style:family="text">
      <style:text-properties style:font-name="Calibri Light" style:font-name-asian="Times New Roman" style:font-name-complex="Arial" style:letter-kerning="false" fo:language="en" fo:country="GB" style:language-asian="es" style:country-asian="ES" style:language-complex="ar" style:country-complex="SA"/>
    </style:style>
    <style:style style:name="P490" style:parent-style-name="Párrafodelista" style:family="paragraph">
      <style:text-properties fo:hyphenate="true"/>
    </style:style>
    <style:style style:name="T491" style:parent-style-name="Fuentedepárrafopredeter." style:family="text">
      <style:text-properties style:font-name="Calibri Light" style:font-name-asian="Times New Roman" style:font-name-complex="Arial" fo:color="#000000" style:letter-kerning="false" fo:language="en" fo:country="GB" style:language-asian="es" style:country-asian="ES" style:language-complex="ar" style:country-complex="SA"/>
    </style:style>
    <style:style style:name="P492" style:parent-style-name="paragraph" style:family="paragraph">
      <style:paragraph-properties style:vertical-align="baseline" fo:margin-top="0in" fo:margin-bottom="0in" fo:margin-left="0.1451in">
        <style:tab-stops/>
      </style:paragraph-properties>
      <style:text-properties style:font-name="Calibri Light" style:font-name-complex="Arial" fo:language="en" fo:country="GB"/>
    </style:style>
    <style:style style:name="P493" style:parent-style-name="Standard" style:family="paragraph">
      <style:text-properties style:font-name="Calibri Light"/>
    </style:style>
    <style:style style:name="P494" style:parent-style-name="Standard" style:family="paragraph">
      <style:text-properties style:font-name="Calibri Light"/>
    </style:style>
    <style:style style:name="P495" style:parent-style-name="Standard" style:family="paragraph">
      <style:text-properties style:font-name="Calibri Light"/>
    </style:style>
    <style:style style:name="P496" style:parent-style-name="Standard" style:family="paragraph">
      <style:text-properties style:font-name="Calibri Light"/>
    </style:style>
    <style:style style:name="P497" style:parent-style-name="Standard" style:family="paragraph">
      <style:text-properties style:font-name="Calibri Light"/>
    </style:style>
    <style:style style:name="P498" style:parent-style-name="Standard" style:family="paragraph">
      <style:text-properties style:font-name="Calibri Light"/>
    </style:style>
    <style:style style:name="P499" style:parent-style-name="Standard" style:family="paragraph">
      <style:text-properties style:font-name="Calibri Light"/>
    </style:style>
    <style:style style:name="P500" style:parent-style-name="Standard" style:family="paragraph">
      <style:text-properties style:font-name="Calibri Light"/>
    </style:style>
    <style:style style:name="P501" style:parent-style-name="Standard" style:family="paragraph">
      <style:text-properties style:font-name="Calibri Light"/>
    </style:style>
    <style:style style:name="P502" style:parent-style-name="Standard" style:family="paragraph">
      <style:text-properties style:font-name="Calibri Light"/>
    </style:style>
    <style:style style:name="P503" style:parent-style-name="Standard" style:family="paragraph">
      <style:text-properties style:font-name="Calibri Light"/>
    </style:style>
    <style:style style:name="P504" style:parent-style-name="Standard" style:family="paragraph">
      <style:text-properties style:font-name="Calibri Light"/>
    </style:style>
    <style:style style:name="P505" style:parent-style-name="Standard" style:family="paragraph">
      <style:text-properties style:font-name="Calibri Light"/>
    </style:style>
    <style:style style:name="P506" style:parent-style-name="Standard" style:family="paragraph">
      <style:text-properties style:font-name="Calibri Light"/>
    </style:style>
    <style:style style:name="P507" style:parent-style-name="Standard" style:family="paragraph">
      <style:text-properties style:font-name="Calibri Light"/>
    </style:style>
    <style:style style:name="P508" style:parent-style-name="Standard" style:family="paragraph">
      <style:text-properties style:font-name="Calibri Light"/>
    </style:style>
    <style:style style:name="P509" style:parent-style-name="Standard" style:family="paragraph">
      <style:text-properties style:font-name="Calibri Light"/>
    </style:style>
    <style:style style:name="P510" style:parent-style-name="Standard" style:family="paragraph">
      <style:text-properties style:font-name="Calibri Light"/>
    </style:style>
    <style:style style:name="P511" style:parent-style-name="Standard" style:family="paragraph">
      <style:text-properties style:font-name="Calibri Light"/>
    </style:style>
    <style:style style:name="P512" style:parent-style-name="Standard" style:family="paragraph">
      <style:text-properties style:font-name="Calibri Light"/>
    </style:style>
    <style:style style:name="P513" style:parent-style-name="Standard" style:family="paragraph">
      <style:text-properties style:font-name="Calibri Light"/>
    </style:style>
    <style:style style:name="P514" style:parent-style-name="Standard" style:family="paragraph">
      <style:text-properties style:font-name="Calibri Light"/>
    </style:style>
    <style:style style:name="P515" style:parent-style-name="Standard" style:family="paragraph">
      <style:text-properties style:font-name="Calibri Light"/>
    </style:style>
    <style:style style:name="P516" style:parent-style-name="Standard" style:family="paragraph">
      <style:text-properties style:font-name="Calibri Light"/>
    </style:style>
    <style:style style:name="P517" style:parent-style-name="Standard" style:family="paragraph">
      <style:text-properties style:font-name="Calibri Light"/>
    </style:style>
    <style:style style:name="P518" style:parent-style-name="Standard" style:family="paragraph">
      <style:text-properties style:font-name="Calibri Light"/>
    </style:style>
    <style:style style:name="P519" style:parent-style-name="Standard" style:family="paragraph">
      <style:text-properties style:font-name="Calibri Ligh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soft-page-break/>
      <text:p text:style-name="P5">**************************************</text:p>
      <text:p text:style-name="P6">TEMA 1</text:p>
      <text:p text:style-name="P7">LA IMPORTANCIA DEL CONTEXTO</text:p>
      <text:p text:style-name="P8">**************************************</text:p>
      <text:p text:style-name="P9"/>
      <text:p text:style-name="P10">El éxito de la VISUALIZACIÓN de DATOS y su COMUNICACIÓN depende de Comprender el CONTEXTO</text:p>
      <text:p text:style-name="P11"/>
      <text:p text:style-name="P12"/>
      <text:p text:style-name="P13"/>
      <text:soft-page-break/>
      <text:h text:style-name="Título1" text:outline-level="1">1</text:h>
      <text:h text:style-name="P14" text:outline-level="1">Análisis Exploratorio frente a Análisis Explicativo</text:h>
      <text:p text:style-name="Normal"/>
      <text:p text:style-name="P15"/>
      <text:p text:style-name="P16">Exploratorio &gt;&gt;&gt; comprensión de los datos, y filtrado de elementos importantes</text:p>
      <text:p text:style-name="P17"><text:tab/>Probar Hipótesis: abrir 100 ostras &gt;&gt; 2 perlas encontradas</text:p>
      <text:p text:style-name="P18"><text:tab/></text:p>
      <text:p text:style-name="P19">Explicativo &gt;&gt;&gt; <text:s/></text:p>
      <text:p text:style-name="P20"><text:tab/>No mostrar las 100 ostras abiertas</text:p>
      <text:p text:style-name="P21"><text:tab/>Explicar y mostrar las 2 perlas</text:p>
      <text:p text:style-name="P22"/>
      <text:p text:style-name="P23"/>
      <text:h text:style-name="Título1" text:outline-level="1">2</text:h>
      <text:h text:style-name="P24" text:outline-level="1">Quién, qué y cómo</text:h>
      <text:p text:style-name="P25"/>
      <text:p text:style-name="P26"/>
      <text:p text:style-name="P27">análisis explicativos</text:p>
      <text:p text:style-name="P28"><text:tab/>¿a quién se está comunicando?</text:p>
      <text:p text:style-name="P29"><text:tab/>¿qué quiere que sepa o haga su público?</text:p>
      <text:p text:style-name="P30"><text:tab/>¿cómo puede utilizar los datos para defender su punto de vista?</text:p>
      <text:h text:style-name="Título2" text:outline-level="2"/>
      <text:h text:style-name="P31" text:outline-level="2">CONTEXTO de quién, qué y cómo:</text:h>
      <text:p text:style-name="P32"/>
      <text:h text:style-name="Título2" text:outline-level="2">2.1</text:h>
      <text:h text:style-name="Título2" text:outline-level="2">QUIÉN</text:h>
      <text:h text:style-name="Título2" text:outline-level="2">………..</text:h>
      <text:p text:style-name="P33"><text:tab/>Su público:</text:p>
      <text:p text:style-name="P34"><text:tab/><text:tab/>-Cuanto mejor defina su público(intereses comunes &lt;&lt; pregunta(qué define a un público?)) más éxito</text:p>
      <text:p text:style-name="P35"><text:tab/><text:tab/>tendrá su Comunicación.</text:p>
      <text:p text:style-name="P36"><text:tab/><text:tab/>-¿A quién está comunicando?​</text:p>
      <text:p text:style-name="P37"><text:tab/><text:tab/>-Limitar, conocer y entender al público objetivo​ &gt;&gt; mejor comunicación</text:p>
      <text:p text:style-name="P38"><text:tab/><text:tab/>-Evitar públicos generales &gt;&gt; pérdida eficacia</text:p>
      <text:p text:style-name="P39"><text:tab/><text:tab/>-Comunicaciones diferentes</text:p>
      <text:p text:style-name="P40"><text:tab/><text:tab/>-¿Quién toma la decisión?</text:p>
      <text:p text:style-name="P41"><text:tab/>Usted: ​</text:p>
      <text:p text:style-name="P42"><text:tab/><text:tab/>Relación con el Público?</text:p>
      <text:p text:style-name="P43"><text:tab/><text:tab/><text:tab/>1ª vez, percepción de ti <text:s/>&gt;&gt; credibilidad​</text:p>
      <text:p text:style-name="P44"><text:tab/><text:tab/><text:tab/>Determina Estructura de la Comunicación</text:p>
      <text:p text:style-name="P45"><text:tab/><text:tab/><text:tab/><text:tab/>Cuándo usar datos</text:p>
      <text:p text:style-name="P46"><text:tab/><text:tab/><text:tab/><text:tab/>Cómo usar Datos</text:p>
      <text:p text:style-name="P47"><text:tab/><text:tab/><text:tab/><text:tab/>Usar Datos?</text:p>
      <text:p text:style-name="P48"><text:tab/><text:tab/><text:tab/><text:tab/>Cambiar orden y flujo de la historia?</text:p>
      <text:p text:style-name="P49"/>
      <text:soft-page-break/>
      <text:h text:style-name="Título2" text:outline-level="2">2.2<text:tab/><text:tab/></text:h>
      <text:h text:style-name="Título2" text:outline-level="2">QUÉ</text:h>
      <text:h text:style-name="Título2" text:outline-level="2">........</text:h>
      <text:p text:style-name="P50"><text:tab/>Acción</text:p>
      <text:p text:style-name="P51"><text:tab/><text:tab/>-¿Qué necesita que sepa o haga su público?​<text:tab/><text:tab/></text:p>
      <text:p text:style-name="P52"><text:tab/><text:tab/>-EMPATÍA &gt;&gt; Relevancia de los datos &gt;&gt; ¿por qué debería importarle la historia?</text:p>
      <text:p text:style-name="P53"><text:tab/><text:tab/>-Seguridad en lo que sabes &gt;&gt;</text:p>
      <text:p text:style-name="P54"><text:tab/><text:tab/><text:tab/>recomendaciones/sugerencias &gt;&gt;</text:p>
      <text:p text:style-name="P55"><text:tab/><text:tab/><text:tab/><text:tab/>provocar reacciones al público​</text:p>
      <text:p text:style-name="P56"><text:tab/><text:tab/><text:tab/><text:tab/>provocar conversaciones para la acción</text:p>
      <text:p text:style-name="P57">-Si no puedes articularlo de forma concisa, deberías replantearte si necesitas comunicarlo</text:p>
      <text:p text:style-name="P58"><text:tab/><text:tab/>-Impulsar la ACCIÓN(palabras que inician pensamiento en el público):</text:p>
      <text:p text:style-name="P59"><text:tab/><text:tab/><text:tab/>aceptar | estar de acuerdo | empezar | creer | cambiar | colaborar |</text:p>
      <text:p text:style-name="P60"><text:tab/><text:tab/><text:tab/>comenzar</text:p>
      <text:p text:style-name="P61"><text:tab/><text:tab/><text:tab/>| crear | defender | desear | diferenciar | hacer | empatizar |</text:p>
      <text:p text:style-name="P62"><text:tab/><text:tab/><text:tab/>capacitar | animar | comprometerse | establecer | examinar |</text:p>
      <text:p text:style-name="P63"><text:tab/><text:tab/><text:tab/>facilitar</text:p>
      <text:p text:style-name="P64"><text:tab/><text:tab/><text:tab/>| familiarizar | formar | implementar | incluir | influir | invertir |</text:p>
      <text:p text:style-name="P65"><text:tab/><text:tab/><text:tab/>vigorizar | conocer | aprender | gustar | persuadir | planear |</text:p>
      <text:p text:style-name="P66"><text:tab/><text:tab/><text:tab/>promover</text:p>
      <text:p text:style-name="P67"><text:tab/><text:tab/><text:tab/>| perseguir | recomendar | recibir | recordar | informar |</text:p>
      <text:p text:style-name="P68"><text:tab/><text:tab/><text:tab/>responder | asegurar | apoyar | simplificar | empezar | intentar |</text:p>
      <text:p text:style-name="P69"><text:tab/>Mecanismo:</text:p>
      <text:p text:style-name="P70"><text:tab/><text:tab/>-Control sobre cómo asimila el público la información​ &gt;&gt;</text:p>
      <text:p text:style-name="P71"><text:tab/><text:tab/><text:tab/>Señales visuales</text:p>
      <text:p text:style-name="P72"><text:tab/><text:tab/><text:tab/><text:tab/>Acelerar</text:p>
      <text:p text:style-name="P73"><text:tab/><text:tab/><text:tab/><text:tab/>Ralentizar</text:p>
      <text:p text:style-name="P74"><text:tab/><text:tab/><text:tab/><text:tab/>+ detalle / - detalle<text:s/>sobre datos</text:p>
      <text:p text:style-name="P75"/>
      <text:p text:style-name="P76">-Presentación en vivo(contar una historia) &lt;&lt; inversamente proporcional &gt;&gt; documento o email​(alta densidad de datos)</text:p>
      <text:p text:style-name="P77"><text:tab/><text:tab/><text:tab/>En vivo</text:p>
      <text:p text:style-name="P78"><text:tab/><text:tab/><text:tab/><text:tab/>+ Control</text:p>
      <text:p text:style-name="P79"><text:tab/><text:tab/><text:tab/><text:tab/>Diapositivas NO Teleprompter, notas para entender y validar datos</text:p>
      <text:p text:style-name="P80"><text:tab/><text:tab/><text:tab/>Documento</text:p>
      <text:p text:style-name="P81"><text:tab/><text:tab/><text:tab/><text:tab/>- Control<text:tab/><text:tab/><text:tab/><text:tab/></text:p>
      <text:p text:style-name="P82"><text:tab/><text:tab/><text:tab/>Slideument: unificar ambas necesidades<text:tab/><text:tab/></text:p>
      <text:p text:style-name="P83"><text:tab/>Tono</text:p>
      <text:p text:style-name="P84"><text:tab/><text:tab/>¿Está celebrando un éxito?</text:p>
      <text:p text:style-name="P85"><text:tab/><text:tab/>¿Intenta encender un fuego que impulse a la acción?</text:p>
      <text:p text:style-name="P86"><text:tab/><text:tab/>¿El tema es desenfadado o serio?</text:p>
      <text:p text:style-name="P87"><text:tab/><text:tab/></text:p>
      <text:p text:style-name="P88"><text:tab/><text:tab/>El tono marca la estructura de la Comunicación</text:p>
      <text:h text:style-name="Título2" text:outline-level="2">2.3</text:h>
      <text:h text:style-name="Título2" text:outline-level="2">CÓMO</text:h>
      <text:h text:style-name="Título2" text:outline-level="2">...........</text:h>
      <text:p text:style-name="P89"><text:tab/>-¿De qué datos dispongo que me ayuden a exponer mi punto de vista?</text:p>
      <text:soft-page-break/>
      <text:p text:style-name="P90"><text:tab/>-Prueba de apoyo a la historia</text:p>
      <text:p text:style-name="P91"><text:tab/>-No ignore las datos que no conoce bien o no se sostienen:</text:p>
      <text:p text:style-name="P92"><text:tab/><text:tab/>Contará una historia Unilateral</text:p>
      <text:p text:style-name="P93"><text:tab/><text:tab/>Mida el nivel de contexto qué puede contar a la audiencia en función de la situación,<text:s/><text:s text:c="3"/>nivel de confianza.</text:p>
      <text:p text:style-name="P94"/>
      <text:p text:style-name="P95"/>
      <text:p text:style-name="P96"/>
      <text:h text:style-name="Título1" text:outline-level="1">3</text:h>
      <text:h text:style-name="Título1" text:outline-level="1">Ejemplo</text:h>
      <text:h text:style-name="P97" text:outline-level="1">Profesor Ciencias 4º para curso verano piloto</text:h>
      <text:p text:style-name="P98"/>
      <text:p text:style-name="P99"/>
      <text:p text:style-name="P100">Encuesta a alumnos antes y después del curso &gt;&gt; éxito</text:p>
      <text:p text:style-name="P101"/>
      <text:p text:style-name="Standard"><text:span text:style-name="T102">Quién</text:span><text:span text:style-name="T103">:</text:span></text:p>
      <text:p text:style-name="P104"><text:tab/>Público potencial:</text:p>
      <text:p text:style-name="P105"><text:tab/><text:tab/>los padres de los alumnos</text:p>
      <text:p text:style-name="P106"><text:tab/><text:tab/>los propios participantes</text:p>
      <text:p text:style-name="P107"><text:tab/><text:tab/>otros profesores</text:p>
      <text:p text:style-name="P108"><text:tab/><text:tab/>&gt;&gt;&gt;&gt;&gt;&gt;<text:s/><text:tab/>"El comité presupuestario que puede aprobar la financiación</text:p>
      <text:p text:style-name="P109"><text:tab/><text:tab/><text:tab/>para la continuación del programa de aprendizaje de verano."<text:tab/><text:tab/></text:p>
      <text:p text:style-name="P110">Qué:</text:p>
      <text:p text:style-name="P111"><text:tab/>Demostrar el éxito del programa y pedir una cantidad específica de fondos para seguir ofreciéndolo</text:p>
      <text:p text:style-name="P112"><text:tab/>"El programa de aprendizaje de verano sobre ciencia fue un éxito; por favor, apruebe el presupuesto de $X para continuar."<text:tab/><text:tab/></text:p>
      <text:p text:style-name="P113"><text:tab/>*** Pregunta a compañeros ***</text:p>
      <text:p text:style-name="P114"><text:tab/>¿Cuál es el objetivo del curso piloto?</text:p>
      <text:p text:style-name="P115">Cómo:</text:p>
      <text:p text:style-name="P116"><text:tab/>"Ilustrar el éxito con los datos recogidos a través de la encuesta realizada antes y después del programa piloto"</text:p>
      <text:p text:style-name="P117"><text:tab/>Podemos aprovechar los datos recogidos mediante ENCUESTAS al principio y al final del programa para ilustrar</text:p>
      <text:p text:style-name="P118"><text:tab/>el aumento de las percepciones positivas de la ciencia antes y después del programa piloto de aprendizaje</text:p>
      <text:p text:style-name="P119"><text:tab/>de verano.</text:p>
      <text:p text:style-name="P120"/>
      <text:p text:style-name="P121"/>
      <text:soft-page-break/>
      <text:h text:style-name="Título1" text:outline-level="1">4</text:h>
      <text:h text:style-name="Título1" text:outline-level="1">Consulta de contexto: preguntas que hay que hacerse</text:h>
      <text:h text:style-name="P122" text:outline-level="1">Solicitante del Entregable</text:h>
      <text:p text:style-name="P123"/>
      <text:p text:style-name="P124"/>
      <text:p text:style-name="P125">Si usted está en el lado solicitante de la</text:p>
      <text:p text:style-name="P126">comunicación y pide a su equipo de soporte que construya una</text:p>
      <text:p text:style-name="P127">comunicación, piense en responder a estas preguntas por</text:p>
      <text:p text:style-name="P128">adelantado:</text:p>
      <text:p text:style-name="P129"/>
      <text:p text:style-name="P130">• ¿Qué antecedentes son pertinentes o esenciales?</text:p>
      <text:p text:style-name="P131">• ¿Quién es el público o el responsable de la toma de decisiones? ¿Qué sabemos de ellos?</text:p>
      <text:p text:style-name="P132">• ¿Qué prejuicios tiene nuestro público que podrían hacerle reacionar nuestro mensaje?</text:p>
      <text:p text:style-name="P133">• ¿De qué datos disponemos que puedan reforzar nuestros argumentos? ¿Conoce nuestro público estos datos o son nuevos?</text:p>
      <text:p text:style-name="P134">• Dónde están los riesgos: ¿qué factores podrían debilitar nuestros argumentos y tenemos que abordarlos de forma proactiva?</text:p>
      <text:p text:style-name="P135"/>
      <text:p text:style-name="P136"/>
      <text:p text:style-name="P137">Transición a la siguiente diapositiva</text:p>
      <text:p text:style-name="P138">-----------------------------------------------------------------------------------------------------------------------</text:p>
      <text:p text:style-name="P139">• ¿Cómo sería un resultado satisfactorio?</text:p>
      <text:p text:style-name="P140">• Si sólo dispusiera de un tiempo limitado o de una frase para decir a su público lo que necesita saber, ¿qué diría?</text:p>
      <text:p text:style-name="P141"/>
      <text:p text:style-name="P142"/>
      <text:p text:style-name="P143">Estas dos últimas preguntas pueden dar lugara una conversación reveladora:</text:p>
      <text:p text:style-name="P144"><text:tab/>Saber cuál es el resultado esperado para ESTRUCTURAR la idea</text:p>
      <text:p text:style-name="P145"><text:tab/>Producir un mensaje ÚNICO</text:p>
      <text:p text:style-name="P146"><text:tab/>Ambas Reducen el 'QUÉ'</text:p>
      <text:p text:style-name="P147"/>
      <text:p text:style-name="P148">Para ello, hay un par de conceptos que recomiendo conocer y emplear:</text:p>
      <text:p text:style-name="P149"><text:tab/>La historia de 3 minutos</text:p>
      <text:p text:style-name="P150"><text:tab/><text:tab/>Reducir el QUÉ a una historia</text:p>
      <text:p text:style-name="P151"><text:tab/><text:tab/><text:tab/>de 30 mins</text:p>
      <text:p text:style-name="P152"><text:tab/><text:tab/><text:tab/>de 5 mins</text:p>
      <text:p text:style-name="P153"><text:tab/><text:tab/><text:tab/>de ascensor !!!</text:p>
      <text:p text:style-name="P154"><text:tab/><text:tab/>Te libera de las diapositivas</text:p>
      <text:p text:style-name="P155"><text:tab/><text:tab/>Te obliga a conocer bien la historia<text:tab/><text:tab/></text:p>
      <text:p text:style-name="P156"><text:tab/>La Gran Idea.</text:p>
      <text:p text:style-name="P157"><text:tab/><text:tab/>Reducir el 'QUÉ' a un párrafo​</text:p>
      <text:p text:style-name="P158"/>
      <text:p text:style-name="P159"><text:tab/>Conocer bien la historia​</text:p>
      <text:p text:style-name="P160"><text:tab/><text:tab/>Elementos IMPORTANTES​</text:p>
      <text:p text:style-name="P161"><text:tab/><text:tab/>Elementos NO importantes</text:p>
      <text:p text:style-name="P162">-----------------------------------------------------------------------------------------------------------------------</text:p>
      <text:soft-page-break/>
      <text:h text:style-name="Título1" text:outline-level="1">5</text:h>
      <text:h text:style-name="P163" text:outline-level="1">La historia de 3 minutos y la gran idea</text:h>
      <text:p text:style-name="P164"/>
      <text:p text:style-name="P165">El matemático y filósofo Blaise</text:p>
      <text:p text:style-name="P166">Pascal lo reconoció en su lengua materna, el francés, con una frase</text:p>
      <text:p text:style-name="P167">que se traduce más o menos así: "Habría escrito una carta más corta,</text:p>
      <text:p text:style-name="P168">pero no tenía tiempo"</text:p>
      <text:p text:style-name="P169"/>
      <text:p text:style-name="P170"><text:tab/>La idea que subyace a cada uno de estos conceptos es que seas</text:p>
      <text:p text:style-name="P171"><text:tab/>capaz de reducir el "qué" a un párrafo y, en última instancia, a una</text:p>
      <text:p text:style-name="P172"><text:tab/>única declaración concisa</text:p>
      <text:p text:style-name="P173"/>
      <text:h text:style-name="Título2" text:outline-level="2">5.1</text:h>
      <text:h text:style-name="Título2" text:outline-level="2">Historia de 3 minutos</text:h>
      <text:h text:style-name="Título2" text:outline-level="2">..................................</text:h>
      <text:p text:style-name="P174"/>
      <text:p text:style-name="P175">La historia de 3 minutos es exactamente eso: si sólo dispusieras de</text:p>
      <text:p text:style-name="P176">tres minutos para contar a tu público lo que necesita saber, ¿qué le</text:p>
      <text:p text:style-name="P177">dirías?</text:p>
      <text:p text:style-name="P178"/>
      <text:p text:style-name="P179">"</text:p>
      <text:p text:style-name="P180">Historia de 3 minutos: Un grupo del departamento de ciencias</text:p>
      <text:p text:style-name="P181">estábamos pensando en cómo resolver un problema que tenemos</text:p>
      <text:p text:style-name="P182">con los alumnos de cuarto curso. Parece que cuando los niños</text:p>
      <text:p text:style-name="P183">llegan a su primera clase de ciencias, llegan con la actitud de que</text:p>
      <text:p text:style-name="P184">va a ser difícil y no les va a gustar. Lleva bastante tiempo al</text:p>
      <text:p text:style-name="P185">principio del curso superar esa idea. Así que pensamos, ¿y si</text:p>
      <text:p text:style-name="P186">intentamos que los niños se familiaricen con la ciencia antes?</text:p>
      <text:p text:style-name="P187">¿Podemos influir en su percepción? El verano pasado pusimos en</text:p>
      <text:p text:style-name="P188">marcha un programa piloto de aprendizaje. Invitamos a alumnos</text:p>
      <text:p text:style-name="P189">de primaria y acabamos con un gran grupo de alumnos de</text:p>
      <text:p text:style-name="P190">segundo y tercer curso. Nuestro objetivo era exponerles antes a la</text:p>
      <text:p text:style-name="P191">ciencia con la esperanza de formarles una percepción positiva.</text:p>
      <text:p text:style-name="P192">Para comprobar si teníamos éxito, encuestamos a los alumnos</text:p>
      <text:p text:style-name="P193">antes y después del programa. Descubrimos que, al empezar el</text:p>
      <text:p text:style-name="P194">programa, el 40% de los estudiantes se sentía "bien" con respecto</text:p>
      <text:p text:style-name="P195">a la ciencia, mientras que después del programa, la mayoría de</text:p>
      <text:p text:style-name="P196">ellos cambiaron a percepciones positivas, con casi un 70% del total</text:p>
      <text:p text:style-name="P197">de estudiantes expresando algún nivel de interés hacia la ciencia.</text:p>
      <text:p text:style-name="P198">Creemos que esto demuestra el éxito del programa y que no sólo</text:p>
      <text:p text:style-name="P199">debemos seguir ofreciéndolo, sino también ampliar su alcance en</text:p>
      <text:p text:style-name="P200">el futuro.</text:p>
      <text:p text:style-name="P201">"</text:p>
      <text:p text:style-name="P202"/>
      <text:p text:style-name="P203"/>
      <text:soft-page-break/>
      <text:h text:style-name="Título2" text:outline-level="2">5.2</text:h>
      <text:h text:style-name="Título2" text:outline-level="2">La Gran Idea</text:h>
      <text:h text:style-name="Título2" text:outline-level="2">....................</text:h>
      <text:p text:style-name="P204"/>
      <text:p text:style-name="P205">La Gran Idea reduce el "qué" aún más: a una sola sentencia.</text:p>
      <text:p text:style-name="P206">La Gran Idea tiene tres componentes:</text:p>
      <text:p text:style-name="P207"/>
      <text:p text:style-name="P208"><text:tab/>1. Debe articular su punto de vista único;</text:p>
      <text:p text:style-name="P209"><text:tab/>2. Debe transmitir lo que está en juego; y</text:p>
      <text:p text:style-name="P210"><text:tab/>3. Debe ser una frase completa</text:p>
      <text:p text:style-name="P211"/>
      <text:p text:style-name="P212"/>
      <text:p text:style-name="P213">"</text:p>
      <text:p text:style-name="P214">El programa piloto de aprendizaje de verano tuvo</text:p>
      <text:p text:style-name="P215">éxito en la mejora de la percepción de la ciencia por parte de</text:p>
      <text:p text:style-name="P216">los estudiantes y, debido a este éxito, recomendamos continuar</text:p>
      <text:p text:style-name="P217">ofreciéndolo en el futuro; por favor, apruebe nuestro</text:p>
      <text:p text:style-name="P218">presupuesto para este programa</text:p>
      <text:p text:style-name="P219">"</text:p>
      <text:p text:style-name="P220"/>
      <text:p text:style-name="P221">Transición de diapositiva</text:p>
      <text:p text:style-name="P222">------------------------------------------------------------------------</text:p>
      <text:p text:style-name="P223">Cuando haya articulado su historia y su idea de forma clara y sencilla,</text:p>
      <text:p text:style-name="P224">la creación de contenidos para la comunicación será más fácil.</text:p>
      <text:p text:style-name="P225">Planificación de contenidos de la historia: STORYBOARDING</text:p>
      <text:p text:style-name="P226">------------------------------------------------------------------------</text:p>
      <text:p text:style-name="P227"/>
      <text:h text:style-name="Título1" text:outline-level="1">6</text:h>
      <text:h text:style-name="P228" text:outline-level="1">Storyboarding</text:h>
      <text:p text:style-name="P229"/>
      <text:p text:style-name="P230"/>
      <text:p text:style-name="P231"><text:tab/>-Estrategia para conseguir una Comunicación PRECISA.</text:p>
      <text:p text:style-name="P232"><text:tab/>-Establece una estructura para su comunicación</text:p>
      <text:p text:style-name="P233"><text:tab/>-Prepararla te ayuda a tener éxito</text:p>
      <text:p text:style-name="P234"><text:tab/></text:p>
      <text:p text:style-name="P235"><text:tab/>-Cuando se trata de crear guiones gráficos:</text:p>
      <text:p text:style-name="P236"><text:tab/><text:tab/>no empieces con un programa de presentación. Es demasiado fácil ponerse a generar</text:p>
      <text:p text:style-name="P237"><text:tab/><text:tab/>diapositivas sin pensar en cómo encajan las piezas y acabar con</text:p>
      <text:p text:style-name="P238"><text:tab/><text:tab/>una enorme presentación que no dice nada de forma eficaz.</text:p>
      <text:p text:style-name="P239"/>
      <text:p text:style-name="P240"><text:tab/>-Crear un ESQUELETO</text:p>
      <text:p text:style-name="P241"/>
      <text:p text:style-name="P242"/>
      <text:p text:style-name="P243"/>
      <text:soft-page-break/>
      <text:h text:style-name="Título1" text:outline-level="1">7</text:h>
      <text:h text:style-name="P244" text:outline-level="1">Conclusiones</text:h>
      <text:p text:style-name="P245"/>
      <text:p text:style-name="P246"/>
      <text:p text:style-name="P247"/>
      <text:p text:style-name="P248"><text:tab/>Articular de forma concisa ​</text:p>
      <text:p text:style-name="P249"><text:tab/><text:tab/>a quién se quiere comunicar ​</text:p>
      <text:p text:style-name="P250"><text:tab/><text:tab/>y qué se quiere transmitir ​</text:p>
      <text:p text:style-name="P251"/>
      <text:p text:style-name="P252"><text:tab/>Antes de empezar a crear contenidos ​</text:p>
      <text:p text:style-name="P253"><text:tab/><text:tab/>reduce las iteraciones ​</text:p>
      <text:p text:style-name="P254"><text:tab/><text:tab/>y ayuda a garantizar que la comunicación que se crea cumple el objetivo previsto</text:p>
      <text:p text:style-name="P255"/>
      <text:p text:style-name="P256"/>
      <text:p text:style-name="P257"/>
      <text:p text:style-name="P258">Ser capaz de articular de forma concisa exactamente</text:p>
      <text:p text:style-name="P259"><text:tab/>a quién se quiere comunicar</text:p>
      <text:p text:style-name="P260"><text:tab/>y qué se quiere transmitir</text:p>
      <text:p text:style-name="P261">antes de empezar a crear contenidos reduce las iteraciones</text:p>
      <text:p text:style-name="P262">y ayuda a garantizar que la comunicación que se crea cumple el objetivo previsto</text:p>
      <text:p text:style-name="P263"/>
      <text:p text:style-name="P264"/>
      <text:p text:style-name="P265">Aunque puede parecer que hacer una pausa antes de crear la</text:p>
      <text:p text:style-name="P266">comunicación es un paso que ralentiza el proceso,</text:p>
      <text:p text:style-name="P267"/>
      <text:p text:style-name="P268">en realidad ayuda a garantizar que se tiene una idea sólida de lo que se quiere hacer</text:p>
      <text:p text:style-name="P269">antes de empezar a crear contenidos, lo que ahorrará tiempo en el futuro</text:p>
      <text:p text:style-name="P270"/>
      <text:p text:style-name="P271"/>
      <text:p text:style-name="P272"/>
      <text:p text:style-name="P273"/>
      <text:p text:style-name="P274"/>
      <text:soft-page-break/>
      <text:p text:style-name="P275">******************************************************</text:p>
      <text:p text:style-name="P276">TEMA 2</text:p>
      <text:p text:style-name="P277">ELEGIR ELEMENTOS VISUALES EFICACES</text:p>
      <text:p text:style-name="P278">*******************************************************</text:p>
      <text:p text:style-name="P279"/>
      <text:p text:style-name="P280"/>
      <text:h text:style-name="Título1" text:outline-level="1">1</text:h>
      <text:h text:style-name="P281" text:outline-level="1">Introducción</text:h>
      <text:p text:style-name="P282"/>
      <text:p text:style-name="P283"/>
      <text:p text:style-name="P284">En la diapositiva</text:p>
      <text:p text:style-name="P285"/>
      <text:p text:style-name="P286">---------------------------------------//////////////////////</text:p>
      <text:p text:style-name="P287"><text:tab/>Malla elástica: Una representación común del espacio-tiempo curvado es mediante una malla elástica.</text:p>
      <text:p text:style-name="P288"><text:tab/>En esta analogía, una masa como un planeta o una estrella deforma la malla, creando una curvatura que</text:p>
      <text:p text:style-name="P289"><text:tab/>simula cómo la gravedad afecta el espacio-tiempo. Esta imagen ayuda a visualizar cómo los objetos se</text:p>
      <text:p text:style-name="P290"><text:tab/>mueven en trayectorias curvas debido a la gravedad, no porque haya una fuerza atractiva, sino porque</text:p>
      <text:p text:style-name="P291"><text:tab/>siguen la curvatura del espacio-tiempo</text:p>
      <text:p text:style-name="P292"/>
      <text:p text:style-name="P293">---------------------------------------//////////////////////</text:p>
      <text:p text:style-name="P294">SUPERFICIES DE REVOLUCIÓN</text:p>
      <text:p text:style-name="P295">Son fundamentales en física y otras ciencias debido a sus propiedades</text:p>
      <text:p text:style-name="P296">geométricas y simétricas. Se utilizan en diversas aplicaciones, incluyendo:</text:p>
      <text:p text:style-name="P297"/>
      <text:p text:style-name="P298"><text:tab/>-Estudio de sólidos de revolución: Permiten calcular volúmenes y áreas de objetos tridimensionales</text:p>
      <text:p text:style-name="P299"><text:tab/>generados por la rotación de una curva alrededor de un eje. Esto es esencial en mecánica para</text:p>
      <text:p text:style-name="P300"><text:tab/>determinar propiedades físicas como el centro de masa, el momento de inercia y el volumen de</text:p>
      <text:p text:style-name="P301"><text:tab/>cuerpos de revolución como cilindros, conos y esferas.</text:p>
      <text:p text:style-name="P302"/>
      <text:p text:style-name="P303"><text:tab/>-Fluidos y aerodinámica: En la ingeniería de fluidos, las superficies de revolución se utilizan para</text:p>
      <text:p text:style-name="P304"><text:tab/>diseñar componentes como boquillas, turbinas y fuselajes de aviones, donde la simetría radial facilita</text:p>
      <text:p text:style-name="P305"><text:tab/>el análisis y mejora la eficiencia aerodinámica.</text:p>
      <text:p text:style-name="P306"/>
      <text:soft-page-break/>
      <text:p text:style-name="P307"><text:tab/>-Óptica: En la óptica, las superficies de revolución, como los paraboloides, se emplean en la fabricación</text:p>
      <text:p text:style-name="P308"><text:tab/>de espejos y lentes que enfocan la luz de manera precisa, crucial para telescopios y sistemas de iluminación.</text:p>
      <text:p text:style-name="P309"/>
      <text:p text:style-name="P310"><text:tab/>-Modelado matemático: En matemáticas aplicadas, estas superficies facilitan la solución de ecuaciones</text:p>
      <text:p text:style-name="P311"><text:tab/>diferenciales y problemas de límites debido a su simetría, lo que simplifica los cálculos.</text:p>
      <text:p text:style-name="P312">---------------------------------------//////////////////////</text:p>
      <text:p text:style-name="P313"/>
      <text:h text:style-name="Título1" text:outline-level="1">2</text:h>
      <text:h text:style-name="P314" text:outline-level="1">Texto Simple</text:h>
      <text:p text:style-name="P315"/>
      <text:p text:style-name="P316"><text:tab/></text:p>
      <text:p text:style-name="P317"><text:tab/>-SENCILLEZ</text:p>
      <text:p text:style-name="P318"><text:tab/>-Cuando sólo tiene que compartir uno o dos números</text:p>
      <text:p text:style-name="P319"><text:tab/>piense en utilizar únicamente el número -de la forma más destacada posible- y</text:p>
      <text:p text:style-name="P320"><text:tab/>unas pocas palabras de apoyo para exponer claramente su punto de</text:p>
      <text:p text:style-name="P321"><text:tab/>vista.</text:p>
      <text:p text:style-name="P322"><text:tab/>-Poner uno o dos números en una tabla o gráfico hace que los números pierdan fuerza.</text:p>
      <text:p text:style-name="P323"><text:tab/>-Otra forma de explicar el ejemplo:</text:p>
      <text:p text:style-name="P324"><text:tab/><text:tab/>"El número de niños que tienen una madre</text:p>
      <text:p text:style-name="P325"><text:tab/><text:tab/>tradicional que se queda en casa disminuyó más del 50% entre</text:p>
      <text:p text:style-name="P326"><text:tab/><text:tab/>1970 y 2012"</text:p>
      <text:p text:style-name="P327"/>
      <text:p text:style-name="P328"/>
      <text:p text:style-name="P329"/>
      <text:h text:style-name="Título1" text:outline-level="1">3</text:h>
      <text:h text:style-name="P330" text:outline-level="1">Tablas</text:h>
      <text:p text:style-name="P331"/>
      <text:p text:style-name="P332"><text:tab/>-Interactúan con nuestro sistema verbal</text:p>
      <text:p text:style-name="P333"><text:tab/>-Las tablas son ideales precisamente para eso: para comunicar a un público heterogéneo,</text:p>
      <text:p text:style-name="P334"><text:tab/>cada uno de cuyos miembros buscará la fila que le interese.</text:p>
      <text:p text:style-name="P335"><text:tab/>-Presentación en directo: cuando tu público lee, pierdes los oidos</text:p>
      <text:p text:style-name="P336"><text:tab/><text:tab/>BROMA: si colocas mucho texto en</text:p>
      <text:p text:style-name="P337"><text:tab/><text:tab/>las diapositivas de la exposición, la audiencia no te escuchará.</text:p>
      <text:p text:style-name="P338"><text:tab/>-El diseño debe desvanecerse en el fondo</text:p>
      <text:p text:style-name="P339"><text:tab/>-Deben destacar los datos, no los bordes.</text:p>
      <text:p text:style-name="P340"/>
      <text:p text:style-name="P341"/>
      <text:h text:style-name="Título2" text:outline-level="2"><text:tab/>3.1</text:h>
      <text:h text:style-name="Título2" text:outline-level="2"><text:tab/>Mapa Térmico o de calor</text:h>
      <text:h text:style-name="Título2" text:outline-level="2"><text:tab/>--------------------------------</text:h>
      <text:p text:style-name="P342"><text:tab/></text:p>
      <text:soft-page-break/>
      <text:p text:style-name="P343"><text:tab/><text:tab/>-Mezclar los detalles que se pueden incluir en una tabla y, al mismo tiempo, hacer uso de</text:p>
      <text:p text:style-name="P344"><text:tab/><text:tab/>señales visuales</text:p>
      <text:p text:style-name="P345"><text:tab/><text:tab/>-Es una forma de visualizar datos en formato tabular, donde en lugar de (o además de) los números,</text:p>
      <text:p text:style-name="P346"><text:tab/><text:tab/>se utilizan celdas de colores que transmiten la magnitud relativa de los números.</text:p>
      <text:p text:style-name="P347"><text:tab/><text:tab/>-Saturación del color</text:p>
      <text:p text:style-name="P348"><text:tab/><text:tab/><text:tab/>Localizar los puntos de interés rapidamente</text:p>
      <text:p text:style-name="P349"><text:tab/><text:tab/><text:tab/>Ver el registro más alto y el más bajo es una operación más rápida</text:p>
      <text:p text:style-name="P350"/>
      <text:p text:style-name="P351"><text:tab/><text:tab/>-Asegúrese d e incluir siempre una leyenda para ayudar al lector a interpretar los datos</text:p>
      <text:p text:style-name="P352"/>
      <text:p text:style-name="P353"/>
      <text:h text:style-name="Título1" text:outline-level="1">4</text:h>
      <text:h text:style-name="P354" text:outline-level="1">Gráficos</text:h>
      <text:p text:style-name="P355"/>
      <text:p text:style-name="P356"/>
      <text:p text:style-name="P357"><text:tab/>-Interactúan con nuestro sistema visual</text:p>
      <text:p text:style-name="P358"><text:tab/>-Procesamiento más veloz</text:p>
      <text:p text:style-name="P359"><text:tab/>-Gráfico bien diseñado &lt;&lt; transmite más rápido &gt;&gt; tabla bien diseñada</text:p>
      <text:p text:style-name="P360"><text:tab/>-Tipos:</text:p>
      <text:h text:style-name="P361" text:outline-level="2"><text:tab/><text:tab/>-Puntos</text:h>
      <text:p text:style-name="P362"/>
      <text:p text:style-name="P363"><text:tab/><text:tab/><text:tab/>Gráfico de dispersión</text:p>
      <text:p text:style-name="P364"><text:tab/><text:tab/><text:tab/><text:tab/>-útiles para mostrar la relación entre dos cosas</text:p>
      <text:p text:style-name="P365"><text:tab/><text:tab/><text:tab/><text:tab/>-Suelen utilizarse con más frecuencia en campos científicos</text:p>
      <text:p text:style-name="P366"><text:tab/><text:tab/><text:tab/><text:tab/>-EJEMPLO: el coste por milla es superior a la media cuando se recorren menos<text:s/>de 1.700 millas o más de 3.300 millas para la muestra observada</text:p>
      <text:h text:style-name="P367" text:outline-level="2"><text:tab/><text:tab/>-Líneas</text:h>
      <text:p text:style-name="P368"/>
      <text:p text:style-name="P369"><text:tab/><text:tab/><text:tab/>se utilizan normalmente para representar datos continuos.</text:p>
      <text:p text:style-name="P370"><text:tab/><text:tab/><text:tab/>ésta implica una conexión entre los puntos</text:p>
      <text:p text:style-name="P371"><text:tab/><text:tab/><text:tab/>normalmente están en una unidad de tiempo: días, meses, trimestres o años</text:p>
      <text:p text:style-name="P372"><text:tab/><text:tab/><text:tab/></text:p>
      <text:h text:style-name="Título3" text:outline-level="3"><text:tab/><text:tab/><text:tab/>Gráfico lineal</text:h>
      <text:p text:style-name="P373"><text:tab/><text:tab/><text:tab/><text:tab/>una, dos o las SERIES de DATOS que sean sobre los mismos datos</text:p>
      <text:h text:style-name="Título3" text:outline-level="3"><text:tab/><text:tab/><text:tab/>Slopegraph</text:h>
      <text:p text:style-name="P374"><text:tab/><text:tab/><text:tab/><text:tab/>Útiles cuando se desea mostrar rápidamente los aumentos y disminuciones</text:p>
      <text:p text:style-name="P375"><text:tab/><text:tab/><text:tab/><text:tab/>relativos o las diferencias en varias categorías entre los dos puntos de datos.</text:p>
      <text:p text:style-name="P376"/>
      <text:p text:style-name="P377"><text:tab/><text:tab/><text:tab/><text:tab/>Miden el Cambio de los valores absolutos entre dos marcas de tiempo.</text:p>
      <text:p text:style-name="P378"><text:tab/><text:tab/><text:tab/><text:tab/>Miden la Tasa de Cambio mediante la PENDIENTE</text:p>
      <text:soft-page-break/>
      <text:p text:style-name="P379"><text:tab/><text:tab/><text:tab/><text:tab/>Si muchas de las líneas se superponen, es posible que un gráfico inclinado no funcione</text:p>
      <text:p text:style-name="P380"><text:tab/><text:tab/><text:tab/><text:tab/></text:p>
      <text:h text:style-name="P381" text:outline-level="2"><text:tab/><text:tab/>-Barras</text:h>
      <text:p text:style-name="P382"/>
      <text:p text:style-name="P383"><text:tab/><text:tab/><text:tab/>Deben aprovecharse porque son comunes, ya que suponen una menor curva de</text:p>
      <text:p text:style-name="P384"><text:tab/><text:tab/><text:tab/>aprendizaje para el público</text:p>
      <text:p text:style-name="P385"><text:tab/><text:tab/><text:tab/>En lugar de emplear su cerebro en intentar comprender cómo leer el gráfico,</text:p>
      <text:p text:style-name="P386"><text:tab/><text:tab/><text:tab/>el público lo emplea en averiguar qué información extraer de la imagen</text:p>
      <text:p text:style-name="P387"><text:tab/><text:tab/><text:tab/></text:p>
      <text:p text:style-name="P388"><text:tab/><text:tab/><text:tab/>Fáciles de leer</text:p>
      <text:p text:style-name="P389"><text:tab/><text:tab/><text:tab/><text:tab/>Categoría + grande</text:p>
      <text:p text:style-name="Standard"><text:span text:style-name="T390"><text:tab/></text:span><text:span text:style-name="T391"><text:tab/></text:span><text:span text:style-name="T392"><text:tab/></text:span><text:span text:style-name="T393"><text:tab/>Categoría + pequeña</text:span></text:p>
      <text:p text:style-name="P394"><text:tab/><text:tab/><text:tab/><text:tab/>Diferencia entre ambas</text:p>
      <text:p text:style-name="P395"/>
      <text:p text:style-name="P396"><text:tab/><text:tab/><text:tab/><text:tab/>Deben tener línea de base 0</text:p>
      <text:p text:style-name="P397"><text:tab/><text:tab/><text:tab/><text:tab/><text:tab/>El aumento visual es del 460%</text:p>
      <text:p text:style-name="P398"><text:tab/><text:tab/><text:tab/><text:tab/><text:tab/>(las alturas de las barras son 35 - 34 = 1 y 39,6 - 34 = 5,6, por lo que</text:p>
      <text:p text:style-name="P399"><text:tab/><text:tab/><text:tab/><text:tab/><text:tab/>(5,6 - 1) / 1 = 460%). Si graficamos las barras con una línea de</text:p>
      <text:p text:style-name="P400"><text:tab/><text:tab/><text:tab/><text:tab/><text:tab/>base cero para que las alturas se representen con precisión (35 y 39,6),</text:p>
      <text:p text:style-name="P401"><text:tab/><text:tab/><text:tab/><text:tab/><text:tab/>obtenemos un aumento visual real del 13% ((39,6 - 35) / 35)</text:p>
      <text:p text:style-name="P402"/>
      <text:p text:style-name="P403"/>
      <text:h text:style-name="Título3" text:outline-level="3"><text:tab/><text:tab/><text:tab/>-Gráficos de Barras Verticales</text:h>
      <text:p text:style-name="P404"><text:tab/><text:tab/><text:tab/><text:tab/>Varias séries de datos dificultan la comparación y comprensión</text:p>
      <text:p text:style-name="P405"><text:tab/><text:tab/><text:tab/><text:tab/>El orden relativo de la categorización es importante para</text:p>
      <text:p text:style-name="P406"><text:tab/><text:tab/><text:tab/><text:tab/>que la audiencia pueda comparar los datos que nos conciernen.</text:p>
      <text:p text:style-name="P407"/>
      <text:h text:style-name="Título3" text:outline-level="3"><text:tab/><text:tab/><text:tab/>-Gráficos de Barras Verticales Apiladas</text:h>
      <text:p text:style-name="P408"><text:tab/><text:tab/><text:tab/><text:tab/>Están pensados para permitirle comparar totales entre categorías</text:p>
      <text:p text:style-name="P409"><text:tab/><text:tab/><text:tab/><text:tab/>y ver también los subcomponentes de una categoría determinada</text:p>
      <text:p text:style-name="P410"><text:tab/><text:tab/><text:tab/><text:tab/>Pueden ser Abrumadores</text:p>
      <text:p text:style-name="P411"/>
      <text:h text:style-name="Título3" text:outline-level="3"><text:tab/><text:tab/><text:tab/>-Gráfico en Cascada</text:h>
      <text:p text:style-name="P412"><text:tab/><text:tab/><text:tab/><text:tab/>puede utilizarse para separar las piezas de un gráfico de barras apiladas y</text:p>
      <text:p text:style-name="P413"><text:tab/><text:tab/><text:tab/><text:tab/>centrarse en una a la vez, o para mostrar un punto inicial, aumentos y</text:p>
      <text:p text:style-name="P414"><text:tab/><text:tab/><text:tab/><text:tab/>disminuciones, y el punto final resultante</text:p>
      <text:p text:style-name="P415"/>
      <text:h text:style-name="Título3" text:outline-level="3"><text:tab/><text:tab/><text:tab/>-Gráfico de Barras Horizontales</text:h>
      <text:p text:style-name="P416"><text:tab/><text:tab/><text:tab/><text:tab/>Invierte la versión vertical</text:p>
      <text:p text:style-name="P417"><text:tab/><text:tab/><text:tab/><text:tab/>Fáciles de leer</text:p>
      <text:p text:style-name="P418"><text:tab/><text:tab/><text:tab/><text:tab/><text:tab/>Se interpetran de izquierda a derecha</text:p>
      <text:p text:style-name="P419"><text:tab/><text:tab/><text:tab/><text:tab/>Primero se lee categoría, luego dato</text:p>
      <text:p text:style-name="P420"><text:tab/><text:tab/><text:tab/><text:tab/>ORDEN de las categorías:</text:p>
      <text:soft-page-break/>
      <text:p text:style-name="P421"><text:tab/><text:tab/><text:tab/><text:tab/><text:tab/>Si son edades, el orden es claro</text:p>
      <text:p text:style-name="P422"><text:tab/><text:tab/><text:tab/><text:tab/><text:tab/>Si no hay orden evidente, reflexione para centrarse en lo</text:p>
      <text:p text:style-name="P423"><text:tab/><text:tab/><text:tab/><text:tab/><text:tab/>que quiere transmitir a su audiencia</text:p>
      <text:p text:style-name="P424"><text:tab/><text:tab/><text:tab/><text:tab/></text:p>
      <text:p text:style-name="P425"/>
      <text:h text:style-name="Título3" text:outline-level="3"><text:tab/><text:tab/><text:tab/>-Gráfico de Barras Horizontales Apiladas</text:h>
      <text:p text:style-name="P426"><text:tab/><text:tab/><text:tab/><text:tab/>Para encuestas</text:p>
      <text:p text:style-name="P427"><text:tab/><text:tab/><text:tab/><text:tab/>Para mostrar valores negativos y positivos en un continuo</text:p>
      <text:p text:style-name="P428"/>
      <text:p text:style-name="P429"><text:tab/><text:tab/></text:p>
      <text:p text:style-name="P430"><text:tab/><text:tab/></text:p>
      <text:p text:style-name="P431"/>
      <text:h text:style-name="P432" text:outline-level="2">-Área</text:h>
      <text:p text:style-name="P433"/>
      <text:p text:style-name="P434"><text:tab/><text:tab/><text:tab/>Los ojos humanos no hacen un gran trabajo a la hora de atribuir</text:p>
      <text:p text:style-name="P435"><text:tab/><text:tab/><text:tab/>un valor cuantitativo a un espacio bidimensional</text:p>
      <text:p text:style-name="P436"><text:tab/><text:tab/><text:tab/>EJEMPLO:</text:p>
      <text:p text:style-name="P437"><text:tab/><text:tab/><text:tab/><text:tab/>De cada 100 entrevistas telefónicas,</text:p>
      <text:p text:style-name="P438"><text:tab/><text:tab/><text:tab/><text:tab/>llevamos a 25 candidatos a entrevistas presenciales...</text:p>
      <text:p text:style-name="P439"><text:tab/><text:tab/><text:tab/><text:tab/>y extendemos 9 ofertas.</text:p>
      <text:p text:style-name="P440"><text:tab/><text:tab/></text:p>
      <text:h text:style-name="P441" text:outline-level="2"><text:tab/><text:tab/>-Otros Tipos de Gráficos</text:h>
      <text:p text:style-name="P442"/>
      <text:p text:style-name="P443"><text:tab/><text:tab/><text:tab/></text:p>
      <text:p text:style-name="P444"><text:tab/><text:tab/><text:tab/>INFOGRAFÍA</text:p>
      <text:p text:style-name="P445"><text:tab/><text:tab/><text:tab/><text:tab/>Más atractiva, pero más superficial</text:p>
      <text:p text:style-name="P446"/>
      <text:p text:style-name="P447"><text:tab/><text:tab/><text:tab/>Gráficos a evitar:</text:p>
      <text:h text:style-name="Título3" text:outline-level="3"><text:tab/><text:tab/><text:tab/><text:tab/>-Circulares</text:h>
      <text:p text:style-name="P448"><text:tab/><text:tab/><text:tab/><text:tab/><text:tab/>Los gráficos circulares son malvados</text:p>
      <text:p text:style-name="P449"><text:tab/><text:tab/><text:tab/><text:tab/><text:tab/>Proporciones???</text:p>
      <text:p text:style-name="P450"><text:tab/><text:tab/><text:tab/><text:tab/><text:tab/>Inclinación de la tarta hace perder relación real:</text:p>
      <text:p text:style-name="P451"><text:tab/><text:tab/><text:tab/><text:tab/><text:tab/><text:tab/>los de abajo más cercanos parecen maś grandes</text:p>
      <text:p text:style-name="P452"/>
      <text:h text:style-name="Título3" text:outline-level="3"><text:tab/><text:tab/><text:tab/><text:tab/>-De Rosquilla</text:h>
      <text:p text:style-name="P453"><text:tab/><text:tab/><text:tab/><text:tab/><text:tab/>Comparación de ángulos y áreas &gt;&gt; Difícil</text:p>
      <text:p text:style-name="P454"/>
      <text:h text:style-name="Título3" text:outline-level="3"><text:tab/><text:tab/><text:tab/><text:tab/>-3D</text:h>
      <text:p text:style-name="P455"><text:tab/><text:tab/><text:tab/><text:tab/><text:tab/>nunca debes usar 3D para trazar una sola dimensión</text:p>
      <text:p text:style-name="P456"><text:tab/><text:tab/><text:tab/><text:tab/><text:tab/>introduce elementos innecesarios</text:p>
      <text:p text:style-name="P457"/>
      <text:h text:style-name="Título3" text:outline-level="3"><text:tab/><text:tab/><text:tab/><text:tab/>-Ejes Y-secundario</text:h>
      <text:p text:style-name="P458"><text:tab/><text:tab/><text:tab/><text:tab/><text:tab/><text:tab/><text:tab/><text:tab/><text:tab/><text:tab/></text:p>
      <text:p text:style-name="P459"/>
      <text:p text:style-name="P460"/>
      <text:soft-page-break/>
      <text:h text:style-name="P461" text:outline-level="2"><text:span text:style-name="T462">Ejercicio 2.13: ¿Qué está mal con este gráfico? </text:span></text:h>
      <text:p text:style-name="P463"/>
      <text:p text:style-name="P464"/>
      <text:p text:style-name="P465"><text:span text:style-name="T466">PASO 1: Enumere tres cosas que no son ideales sobre este gráfico. ¿Qué lo hace desafiante? </text:span><text:span text:style-name="T467"><text:tab/></text:span></text:p>
      <text:list text:style-name="LFO1" text:continue-numbering="true">
        <text:list-item>
          <text:p text:style-name="P468"><text:span text:style-name="T469">Confusión en la interpretación</text:span><text:span text:style-name="T470">: la presencia de dos escalas diferentes puede llevar a confusiones sobre cómo relacionar las dos series de datos en el gráfico. Pueden producirse confusiones entre las variables representadas.</text:span><text:span text:style-name="T471">​</text:span></text:p>
        </text:list-item>
        <text:list-item>
          <text:p text:style-name="P472"><text:span text:style-name="T473">Falta de comparabilidad</text:span><text:span text:style-name="T474">: la comparación entre series es más difícil porque no están en la misma escala, dificultando la ident</text:span></text:p>
        </text:list-item>
        <text:list-item>
          <text:p text:style-name="P475"><text:span text:style-name="T476">Ocultamiento de relaciones:</text:span><text:span text:style-name="T477">  se pueden ocultar o minimizar relaciones importantes entre las variables representadas, ya que los cambios en una serie pueden no ser visibles debido a la diferencia en escalas. Esto puede llevar a una interpretación sesgada o incompleta de los datos.</text:span></text:p>
        </text:list-item>
      </text:list>
      <text:p text:style-name="P478"/>
      <text:p text:style-name="Normal"/>
      <text:p text:style-name="P479"><text:span text:style-name="T480">PASO 2: Para cada una de las tres cosas que ha enumerado, describa cómo superaría el desafío dado. </text:span></text:p>
      <text:p text:style-name="P481"><text:span text:style-name="T482">Paso 2:</text:span><text:span text:style-name="T483">​</text:span></text:p>
      <text:list text:style-name="LFO2" text:continue-numbering="true">
        <text:list-item>
          <text:p text:style-name="P484"><text:span text:style-name="T485">Usar etiquetas claras en el gráfico que indiquen la presencia de un eje y-secundario y la escala correspondiente</text:span><text:span text:style-name="T486">​</text:span></text:p>
        </text:list-item>
        <text:list-item>
          <text:p text:style-name="P487"><text:span text:style-name="T488">Normalizar los datos o utilizar porcentajes en lugar de valores absolutos. También crear dos gráficos separados para cada serie de datos y presentarlos uno al lado del otro.</text:span><text:span text:style-name="T489">​</text:span></text:p>
        </text:list-item>
        <text:list-item>
          <text:p text:style-name="P490"><text:span text:style-name="T491">Utilizar un gráfico con dos ejes con, un gráfico de dispersión o un gráfico de burbujas.</text:span></text:p>
        </text:list-item>
      </text:list>
      <text:p text:style-name="P492"/>
      <text:p text:style-name="P493"><text:tab/><text:tab/><text:tab/><text:tab/><text:tab/><text:tab/><text:tab/><text:tab/></text:p>
      <text:p text:style-name="P494"><text:tab/><text:tab/><text:tab/></text:p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Free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Domingo Ortin</dc:creator>
    <meta:creation-date>2024-05-29T14:40:00Z</meta:creation-date>
    <dc:date>2024-05-29T19:11:00Z</dc:date>
    <meta:template xlink:href="Normal.dotm" xlink:type="simple"/>
    <meta:editing-cycles>10</meta:editing-cycles>
    <meta:editing-duration>PT15840S</meta:editing-duration>
    <meta:document-statistic meta:page-count="16" meta:paragraph-count="37" meta:word-count="2863" meta:character-count="18575" meta:row-count="131" meta:non-whitespace-character-count="15749"/>
  </office:meta>
</office:document-meta>
</file>